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2pt"/>
    </style:style>
    <style:style style:name="co5" style:family="table-column">
      <style:table-column-properties fo:break-before="auto" style:column-width="69.59pt"/>
    </style:style>
    <style:style style:name="co6" style:family="table-column">
      <style:table-column-properties fo:break-before="auto" style:column-width="55.25pt"/>
    </style:style>
    <style:style style:name="co7" style:family="table-column">
      <style:table-column-properties fo:break-before="auto" style:column-width="73.84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82.1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70.6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51.85pt"/>
    </style:style>
    <style:style style:name="co15" style:family="table-column">
      <style:table-column-properties fo:break-before="auto" style:column-width="50.2pt"/>
    </style:style>
    <style:style style:name="co16" style:family="table-column">
      <style:table-column-properties fo:break-before="auto" style:column-width="90.45pt"/>
    </style:style>
    <style:style style:name="co17" style:family="table-column">
      <style:table-column-properties fo:break-before="auto" style:column-width="78.29pt"/>
    </style:style>
    <style:style style:name="co18" style:family="table-column">
      <style:table-column-properties fo:break-before="auto" style:column-width="60.66pt"/>
    </style:style>
    <style:style style:name="co19" style:family="table-column">
      <style:table-column-properties fo:break-before="auto" style:column-width="52.9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ext-properties style:font-name="Century Schoolbook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/>
    </style:style>
    <style:style style:name="ce5" style:family="table-cell" style:parent-style-name="Default">
      <style:text-properties style:font-name="Century Schoolbook 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order="0.06pt solid #000000"/>
      <style:text-properties style:font-name="Century Schoolbook L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06pt solid #000000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Century Schoolbook L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ce15" style:family="table-cell" style:parent-style-name="Default">
      <style:text-properties style:font-name="Century Schoolbook 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/>
    </style:style>
    <style:style style:name="ce18" style:family="table-cell" style:parent-style-name="Default">
      <style:text-properties style:font-name="Century Schoolbook L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Century Schoolbook L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="0.06pt solid #000000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style:font-name="Century Schoolbook L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as (Theano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63263" calcext:value-type="float">
            <text:p>3.463263</text:p>
          </table:table-cell>
          <table:table-cell office:value-type="float" office:value="0.313544" calcext:value-type="float">
            <text:p>0.313544</text:p>
          </table:table-cell>
          <table:table-cell office:value-type="float" office:value="51.824453" calcext:value-type="float">
            <text:p>51.824453</text:p>
          </table:table-cell>
          <table:table-cell office:value-type="float" office:value="0.033" calcext:value-type="float">
            <text:p>0.033</text:p>
          </table:table-cell>
          <table:table-cell office:value-type="float" office:value="41668" calcext:value-type="float">
            <text:p>41668</text:p>
          </table:table-cell>
          <table:table-cell office:value-type="float" office:value="51.281" calcext:value-type="float">
            <text:p>51.28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58726" calcext:value-type="float">
            <text:p>0.558726</text:p>
          </table:table-cell>
          <table:table-cell office:value-type="float" office:value="0.135039" calcext:value-type="float">
            <text:p>0.135039</text:p>
          </table:table-cell>
          <table:table-cell office:value-type="float" office:value="53.37208" calcext:value-type="float">
            <text:p>53.37208</text:p>
          </table:table-cell>
          <table:table-cell office:value-type="float" office:value="0.022081" calcext:value-type="float">
            <text:p>0.022081</text:p>
          </table:table-cell>
          <table:table-cell office:value-type="float" office:value="41652" calcext:value-type="float">
            <text:p>41652</text:p>
          </table:table-cell>
          <table:table-cell office:value-type="float" office:value="51.89" calcext:value-type="float">
            <text:p>51.8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25676" calcext:value-type="float">
            <text:p>0.625676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54.085149" calcext:value-type="float">
            <text:p>54.085149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41824" calcext:value-type="float">
            <text:p>41824</text:p>
          </table:table-cell>
          <table:table-cell office:value-type="float" office:value="53.515" calcext:value-type="float">
            <text:p>53.515</text:p>
          </table:table-cell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62423" calcext:value-type="float">
            <text:p>0.662423</text:p>
          </table:table-cell>
          <table:table-cell office:value-type="float" office:value="0.144514" calcext:value-type="float">
            <text:p>0.144514</text:p>
          </table:table-cell>
          <table:table-cell office:value-type="float" office:value="52.610904" calcext:value-type="float">
            <text:p>52.610904</text:p>
          </table:table-cell>
          <table:table-cell office:value-type="float" office:value="0.022115" calcext:value-type="float">
            <text:p>0.022115</text:p>
          </table:table-cell>
          <table:table-cell office:value-type="float" office:value="41660" calcext:value-type="float">
            <text:p>41660</text:p>
          </table:table-cell>
          <table:table-cell office:value-type="float" office:value="52.031" calcext:value-type="float">
            <text:p>52.031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98733" calcext:value-type="float">
            <text:p>0.598733</text:p>
          </table:table-cell>
          <table:table-cell office:value-type="float" office:value="0.189291" calcext:value-type="float">
            <text:p>0.189291</text:p>
          </table:table-cell>
          <table:table-cell office:value-type="float" office:value="53.023248" calcext:value-type="float">
            <text:p>53.023248</text:p>
          </table:table-cell>
          <table:table-cell office:value-type="float" office:value="0.022096" calcext:value-type="float">
            <text:p>0.022096</text:p>
          </table:table-cell>
          <table:table-cell office:value-type="float" office:value="41600" calcext:value-type="float">
            <text:p>41600</text:p>
          </table:table-cell>
          <table:table-cell office:value-type="float" office:value="52.218" calcext:value-type="float">
            <text:p>52.218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43454" calcext:value-type="float">
            <text:p>0.643454</text:p>
          </table:table-cell>
          <table:table-cell office:value-type="float" office:value="0.146103" calcext:value-type="float">
            <text:p>0.146103</text:p>
          </table:table-cell>
          <table:table-cell office:value-type="float" office:value="52.671729" calcext:value-type="float">
            <text:p>52.671729</text:p>
          </table:table-cell>
          <table:table-cell office:value-type="float" office:value="0.217625" calcext:value-type="float">
            <text:p>0.217625</text:p>
          </table:table-cell>
          <table:table-cell office:value-type="float" office:value="41484" calcext:value-type="float">
            <text:p>41484</text:p>
          </table:table-cell>
          <table:table-cell office:value-type="float" office:value="52.109" calcext:value-type="float">
            <text:p>52.109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74057" calcext:value-type="float">
            <text:p>0.674057</text:p>
          </table:table-cell>
          <table:table-cell office:value-type="float" office:value="0.144081" calcext:value-type="float">
            <text:p>0.144081</text:p>
          </table:table-cell>
          <table:table-cell office:value-type="float" office:value="52.793603" calcext:value-type="float">
            <text:p>52.793603</text:p>
          </table:table-cell>
          <table:table-cell office:value-type="float" office:value="0.021991" calcext:value-type="float">
            <text:p>0.021991</text:p>
          </table:table-cell>
          <table:table-cell office:value-type="float" office:value="41484" calcext:value-type="float">
            <text:p>41484</text:p>
          </table:table-cell>
          <table:table-cell office:value-type="float" office:value="51.843" calcext:value-type="float">
            <text:p>51.84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98589" calcext:value-type="float">
            <text:p>0.598589</text:p>
          </table:table-cell>
          <table:table-cell office:value-type="float" office:value="0.184125" calcext:value-type="float">
            <text:p>0.184125</text:p>
          </table:table-cell>
          <table:table-cell office:value-type="float" office:value="52.505567" calcext:value-type="float">
            <text:p>52.505567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41612" calcext:value-type="float">
            <text:p>41612</text:p>
          </table:table-cell>
          <table:table-cell office:value-type="float" office:value="52.312" calcext:value-type="float">
            <text:p>52.312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61804" calcext:value-type="float">
            <text:p>0.661804</text:p>
          </table:table-cell>
          <table:table-cell office:value-type="float" office:value="0.141704" calcext:value-type="float">
            <text:p>0.141704</text:p>
          </table:table-cell>
          <table:table-cell office:value-type="float" office:value="52.662932" calcext:value-type="float">
            <text:p>52.662932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41835" calcext:value-type="float">
            <text:p>41835</text:p>
          </table:table-cell>
          <table:table-cell office:value-type="float" office:value="53.625" calcext:value-type="float">
            <text:p>53.625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53.999109" calcext:value-type="float">
            <text:p>53.999109</text:p>
          </table:table-cell>
          <table:table-cell office:value-type="float" office:value="0.021882" calcext:value-type="float">
            <text:p>0.021882</text:p>
          </table:table-cell>
          <table:table-cell office:value-type="float" office:value="41648" calcext:value-type="float">
            <text:p>41648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9133015" calcext:value-type="float">
            <text:p>0.9133015</text:p>
          </table:table-cell>
          <table:table-cell table:style-name="ce5" table:formula="of:=AVERAGE([.C4:.C13])" office:value-type="float" office:value="0.1693748" calcext:value-type="float">
            <text:p>0.1693748</text:p>
          </table:table-cell>
          <table:table-cell table:style-name="ce5" table:formula="of:=AVERAGE([.D4:.D13])" office:value-type="float" office:value="52.9548774" calcext:value-type="float">
            <text:p>52.9548774</text:p>
          </table:table-cell>
          <table:table-cell table:style-name="ce5" table:formula="of:=AVERAGE([.E4:.E13])" office:value-type="float" office:value="0.0429978" calcext:value-type="float">
            <text:p>0.0429978</text:p>
          </table:table-cell>
          <table:table-cell table:style-name="ce5" table:formula="of:=AVERAGE([.F4:.F13])" office:value-type="float" office:value="41646.7" calcext:value-type="float">
            <text:p>41646.7</text:p>
          </table:table-cell>
          <table:table-cell table:style-name="ce5" table:formula="of:=AVERAGE([.G4:.G13])" office:value-type="float" office:value="52.3699" calcext:value-type="float">
            <text:p>52.3699</text:p>
          </table:table-cell>
          <table:table-cell table:style-name="ce5" table:formula="of:=AVERAGE([.H4:.H13])"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79738" calcext:value-type="float">
            <text:p>0.579738</text:p>
          </table:table-cell>
          <table:table-cell office:value-type="float" office:value="0.153619" calcext:value-type="float">
            <text:p>0.153619</text:p>
          </table:table-cell>
          <table:table-cell office:value-type="float" office:value="72.166844" calcext:value-type="float">
            <text:p>72.166844</text:p>
          </table:table-cell>
          <table:table-cell office:value-type="float" office:value="0.206361" calcext:value-type="float">
            <text:p>0.206361</text:p>
          </table:table-cell>
          <table:table-cell office:value-type="float" office:value="41338" calcext:value-type="float">
            <text:p>41338</text:p>
          </table:table-cell>
          <table:table-cell office:value-type="float" office:value="70.625" calcext:value-type="float">
            <text:p>70.625</text:p>
          </table:table-cell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5796" calcext:value-type="float">
            <text:p>0.65796</text:p>
          </table:table-cell>
          <table:table-cell office:value-type="float" office:value="0.156936" calcext:value-type="float">
            <text:p>0.156936</text:p>
          </table:table-cell>
          <table:table-cell office:value-type="float" office:value="71.547739" calcext:value-type="float">
            <text:p>71.547739</text:p>
          </table:table-cell>
          <table:table-cell office:value-type="float" office:value="0.221644" calcext:value-type="float">
            <text:p>0.221644</text:p>
          </table:table-cell>
          <table:table-cell office:value-type="float" office:value="41768" calcext:value-type="float">
            <text:p>41768</text:p>
          </table:table-cell>
          <table:table-cell office:value-type="float" office:value="71.406" calcext:value-type="float">
            <text:p>71.406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9106" calcext:value-type="float">
            <text:p>0.59106</text:p>
          </table:table-cell>
          <table:table-cell office:value-type="float" office:value="0.157619" calcext:value-type="float">
            <text:p>0.157619</text:p>
          </table:table-cell>
          <table:table-cell office:value-type="float" office:value="71.528272" calcext:value-type="float">
            <text:p>71.528272</text:p>
          </table:table-cell>
          <table:table-cell office:value-type="float" office:value="0.225102" calcext:value-type="float">
            <text:p>0.225102</text:p>
          </table:table-cell>
          <table:table-cell office:value-type="float" office:value="41768" calcext:value-type="float">
            <text:p>41768</text:p>
          </table:table-cell>
          <table:table-cell office:value-type="float" office:value="71.207" calcext:value-type="float">
            <text:p>71.207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99358" calcext:value-type="float">
            <text:p>0.599358</text:p>
          </table:table-cell>
          <table:table-cell office:value-type="float" office:value="0.217013" calcext:value-type="float">
            <text:p>0.217013</text:p>
          </table:table-cell>
          <table:table-cell office:value-type="float" office:value="72.426653" calcext:value-type="float">
            <text:p>72.426653</text:p>
          </table:table-cell>
          <table:table-cell office:value-type="float" office:value="0.229503" calcext:value-type="float">
            <text:p>0.229503</text:p>
          </table:table-cell>
          <table:table-cell office:value-type="float" office:value="41752" calcext:value-type="float">
            <text:p>41752</text:p>
          </table:table-cell>
          <table:table-cell office:value-type="float" office:value="71.921" calcext:value-type="float">
            <text:p>71.921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45554" calcext:value-type="float">
            <text:p>0.645554</text:p>
          </table:table-cell>
          <table:table-cell office:value-type="float" office:value="0.157534" calcext:value-type="float">
            <text:p>0.157534</text:p>
          </table:table-cell>
          <table:table-cell office:value-type="float" office:value="71.916956" calcext:value-type="float">
            <text:p>71.916956</text:p>
          </table:table-cell>
          <table:table-cell office:value-type="float" office:value="0.221457" calcext:value-type="float">
            <text:p>0.221457</text:p>
          </table:table-cell>
          <table:table-cell office:value-type="float" office:value="41776" calcext:value-type="float">
            <text:p>41776</text:p>
          </table:table-cell>
          <table:table-cell office:value-type="float" office:value="71.484" calcext:value-type="float">
            <text:p>71.484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08642" calcext:value-type="float">
            <text:p>0.608642</text:p>
          </table:table-cell>
          <table:table-cell office:value-type="float" office:value="0.154542" calcext:value-type="float">
            <text:p>0.154542</text:p>
          </table:table-cell>
          <table:table-cell office:value-type="float" office:value="71.306339" calcext:value-type="float">
            <text:p>71.306339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41552" calcext:value-type="float">
            <text:p>41552</text:p>
          </table:table-cell>
          <table:table-cell office:value-type="float" office:value="71.453" calcext:value-type="float">
            <text:p>71.453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94511" calcext:value-type="float">
            <text:p>0.594511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71.192462" calcext:value-type="float">
            <text:p>71.192462</text:p>
          </table:table-cell>
          <table:table-cell office:value-type="float" office:value="0.203464" calcext:value-type="float">
            <text:p>0.203464</text:p>
          </table:table-cell>
          <table:table-cell office:value-type="float" office:value="41364" calcext:value-type="float">
            <text:p>41364</text:p>
          </table:table-cell>
          <table:table-cell office:value-type="float" office:value="71.125" calcext:value-type="float">
            <text:p>71.125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3045" calcext:value-type="float">
            <text:p>0.603045</text:p>
          </table:table-cell>
          <table:table-cell office:value-type="float" office:value="0.155681" calcext:value-type="float">
            <text:p>0.155681</text:p>
          </table:table-cell>
          <table:table-cell office:value-type="float" office:value="72.226118" calcext:value-type="float">
            <text:p>72.226118</text:p>
          </table:table-cell>
          <table:table-cell office:value-type="float" office:value="0.207464" calcext:value-type="float">
            <text:p>0.207464</text:p>
          </table:table-cell>
          <table:table-cell office:value-type="float" office:value="41396" calcext:value-type="float">
            <text:p>41396</text:p>
          </table:table-cell>
          <table:table-cell office:value-type="float" office:value="71.109" calcext:value-type="float">
            <text:p>71.109</text:p>
          </table:table-cell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05136" calcext:value-type="float">
            <text:p>0.605136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72.394221" calcext:value-type="float">
            <text:p>72.394221</text:p>
          </table:table-cell>
          <table:table-cell office:value-type="float" office:value="0.222665" calcext:value-type="float">
            <text:p>0.222665</text:p>
          </table:table-cell>
          <table:table-cell office:value-type="float" office:value="41748" calcext:value-type="float">
            <text:p>41748</text:p>
          </table:table-cell>
          <table:table-cell office:value-type="float" office:value="71.734" calcext:value-type="float">
            <text:p>71.734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58899" calcext:value-type="float">
            <text:p>0.558899</text:p>
          </table:table-cell>
          <table:table-cell office:value-type="float" office:value="0.156346" calcext:value-type="float">
            <text:p>0.156346</text:p>
          </table:table-cell>
          <table:table-cell office:value-type="float" office:value="71.680212" calcext:value-type="float">
            <text:p>71.680212</text:p>
          </table:table-cell>
          <table:table-cell office:value-type="float" office:value="0.206713" calcext:value-type="float">
            <text:p>0.206713</text:p>
          </table:table-cell>
          <table:table-cell office:value-type="float" office:value="41404" calcext:value-type="float">
            <text:p>41404</text:p>
          </table:table-cell>
          <table:table-cell office:value-type="float" office:value="70.553" calcext:value-type="float">
            <text:p>70.553</text:p>
          </table:table-cell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6043903" calcext:value-type="float">
            <text:p>0.6043903</text:p>
          </table:table-cell>
          <table:table-cell table:style-name="ce5" table:formula="of:=AVERAGE([.C19:.C28])" office:value-type="float" office:value="0.1688212" calcext:value-type="float">
            <text:p>0.1688212</text:p>
          </table:table-cell>
          <table:table-cell table:style-name="ce5" table:formula="of:=AVERAGE([.D19:.D28])" office:value-type="float" office:value="71.8385816" calcext:value-type="float">
            <text:p>71.8385816</text:p>
          </table:table-cell>
          <table:table-cell table:style-name="ce5" table:formula="of:=AVERAGE([.E19:.E28])" office:value-type="float" office:value="0.2166496" calcext:value-type="float">
            <text:p>0.2166496</text:p>
          </table:table-cell>
          <table:table-cell table:style-name="ce5" table:formula="of:=AVERAGE([.F19:.F28])" office:value-type="float" office:value="41586.6" calcext:value-type="float">
            <text:p>41586.6</text:p>
          </table:table-cell>
          <table:table-cell table:style-name="ce5" table:formula="of:=AVERAGE([.G19:.G28])" office:value-type="float" office:value="71.2617" calcext:value-type="float">
            <text:p>71.2617</text:p>
          </table:table-cell>
          <table:table-cell table:style-name="ce5" table:formula="of:=AVERAGE([.H19:.H28])" office:value-type="float" office:value="225.9" calcext:value-type="float">
            <text:p>225.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575158" calcext:value-type="float">
            <text:p>10.575158</text:p>
          </table:table-cell>
          <table:table-cell office:value-type="float" office:value="2.184314" calcext:value-type="float">
            <text:p>2.184314</text:p>
          </table:table-cell>
          <table:table-cell office:value-type="float" office:value="98.582028" calcext:value-type="float">
            <text:p>98.582028</text:p>
          </table:table-cell>
          <table:table-cell office:value-type="float" office:value="11.122552" calcext:value-type="float">
            <text:p>11.122552</text:p>
          </table:table-cell>
          <table:table-cell office:value-type="float" office:value="488364" calcext:value-type="float">
            <text:p>488364</text:p>
          </table:table-cell>
          <table:table-cell office:value-type="float" office:value="118.859" calcext:value-type="float">
            <text:p>118.859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223341" calcext:value-type="float">
            <text:p>10.223341</text:p>
          </table:table-cell>
          <table:table-cell office:value-type="float" office:value="2.177776" calcext:value-type="float">
            <text:p>2.177776</text:p>
          </table:table-cell>
          <table:table-cell office:value-type="float" office:value="98.402373" calcext:value-type="float">
            <text:p>98.402373</text:p>
          </table:table-cell>
          <table:table-cell office:value-type="float" office:value="11.163338" calcext:value-type="float">
            <text:p>11.163338</text:p>
          </table:table-cell>
          <table:table-cell office:value-type="float" office:value="488204" calcext:value-type="float">
            <text:p>488204</text:p>
          </table:table-cell>
          <table:table-cell office:value-type="float" office:value="115.125" calcext:value-type="float">
            <text:p>115.125</text:p>
          </table:table-cell>
          <table:table-cell office:value-type="float" office:value="378" calcext:value-type="float">
            <text:p>37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.277476" calcext:value-type="float">
            <text:p>10.277476</text:p>
          </table:table-cell>
          <table:table-cell office:value-type="float" office:value="2.194354" calcext:value-type="float">
            <text:p>2.194354</text:p>
          </table:table-cell>
          <table:table-cell office:value-type="float" office:value="98.364869" calcext:value-type="float">
            <text:p>98.364869</text:p>
          </table:table-cell>
          <table:table-cell office:value-type="float" office:value="11.052936" calcext:value-type="float">
            <text:p>11.052936</text:p>
          </table:table-cell>
          <table:table-cell office:value-type="float" office:value="488136" calcext:value-type="float">
            <text:p>488136</text:p>
          </table:table-cell>
          <table:table-cell office:value-type="float" office:value="118.781" calcext:value-type="float">
            <text:p>118.781</text:p>
          </table:table-cell>
          <table:table-cell office:value-type="float" office:value="378" calcext:value-type="float">
            <text:p>378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313515" calcext:value-type="float">
            <text:p>10.313515</text:p>
          </table:table-cell>
          <table:table-cell office:value-type="float" office:value="2.199787" calcext:value-type="float">
            <text:p>2.199787</text:p>
          </table:table-cell>
          <table:table-cell office:value-type="float" office:value="98.637977" calcext:value-type="float">
            <text:p>98.637977</text:p>
          </table:table-cell>
          <table:table-cell office:value-type="float" office:value="11.147971" calcext:value-type="float">
            <text:p>11.147971</text:p>
          </table:table-cell>
          <table:table-cell office:value-type="float" office:value="488384" calcext:value-type="float">
            <text:p>488384</text:p>
          </table:table-cell>
          <table:table-cell office:value-type="float" office:value="119.625" calcext:value-type="float">
            <text:p>119.625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262577" calcext:value-type="float">
            <text:p>10.262577</text:p>
          </table:table-cell>
          <table:table-cell office:value-type="float" office:value="2.258396" calcext:value-type="float">
            <text:p>2.258396</text:p>
          </table:table-cell>
          <table:table-cell office:value-type="float" office:value="99.229383" calcext:value-type="float">
            <text:p>99.229383</text:p>
          </table:table-cell>
          <table:table-cell office:value-type="float" office:value="11.165925" calcext:value-type="float">
            <text:p>11.165925</text:p>
          </table:table-cell>
          <table:table-cell office:value-type="float" office:value="488040" calcext:value-type="float">
            <text:p>488040</text:p>
          </table:table-cell>
          <table:table-cell office:value-type="float" office:value="120.343" calcext:value-type="float">
            <text:p>120.343</text:p>
          </table:table-cell>
          <table:table-cell office:value-type="float" office:value="381" calcext:value-type="float">
            <text:p>381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378472" calcext:value-type="float">
            <text:p>10.378472</text:p>
          </table:table-cell>
          <table:table-cell office:value-type="float" office:value="2.190316" calcext:value-type="float">
            <text:p>2.190316</text:p>
          </table:table-cell>
          <table:table-cell office:value-type="float" office:value="98.545911" calcext:value-type="float">
            <text:p>98.545911</text:p>
          </table:table-cell>
          <table:table-cell office:value-type="float" office:value="11.099277" calcext:value-type="float">
            <text:p>11.099277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39" calcext:value-type="float">
            <text:p>119.39</text:p>
          </table:table-cell>
          <table:table-cell office:value-type="float" office:value="379" calcext:value-type="float">
            <text:p>37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.41352" calcext:value-type="float">
            <text:p>10.41352</text:p>
          </table:table-cell>
          <table:table-cell office:value-type="float" office:value="2.257671" calcext:value-type="float">
            <text:p>2.257671</text:p>
          </table:table-cell>
          <table:table-cell office:value-type="float" office:value="98.632312" calcext:value-type="float">
            <text:p>98.632312</text:p>
          </table:table-cell>
          <table:table-cell office:value-type="float" office:value="11.344386" calcext:value-type="float">
            <text:p>11.344386</text:p>
          </table:table-cell>
          <table:table-cell office:value-type="float" office:value="488132" calcext:value-type="float">
            <text:p>488132</text:p>
          </table:table-cell>
          <table:table-cell office:value-type="float" office:value="119.421" calcext:value-type="float">
            <text:p>119.421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996541" calcext:value-type="float">
            <text:p>9.996541</text:p>
          </table:table-cell>
          <table:table-cell office:value-type="float" office:value="2.221291" calcext:value-type="float">
            <text:p>2.221291</text:p>
          </table:table-cell>
          <table:table-cell office:value-type="float" office:value="98.376937" calcext:value-type="float">
            <text:p>98.376937</text:p>
          </table:table-cell>
          <table:table-cell office:value-type="float" office:value="11.109932" calcext:value-type="float">
            <text:p>11.109932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531" calcext:value-type="float">
            <text:p>119.531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2157" calcext:value-type="float">
            <text:p>10.2157</text:p>
          </table:table-cell>
          <table:table-cell office:value-type="float" office:value="2.179807" calcext:value-type="float">
            <text:p>2.179807</text:p>
          </table:table-cell>
          <table:table-cell office:value-type="float" office:value="97.900131" calcext:value-type="float">
            <text:p>97.900131</text:p>
          </table:table-cell>
          <table:table-cell office:value-type="float" office:value="11.229188" calcext:value-type="float">
            <text:p>11.229188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8.593" calcext:value-type="float">
            <text:p>118.593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145185" calcext:value-type="float">
            <text:p>10.145185</text:p>
          </table:table-cell>
          <table:table-cell office:value-type="float" office:value="2.181557" calcext:value-type="float">
            <text:p>2.181557</text:p>
          </table:table-cell>
          <table:table-cell office:value-type="float" office:value="98.522068" calcext:value-type="float">
            <text:p>98.522068</text:p>
          </table:table-cell>
          <table:table-cell office:value-type="float" office:value="11.196677" calcext:value-type="float">
            <text:p>11.196677</text:p>
          </table:table-cell>
          <table:table-cell office:value-type="float" office:value="488112" calcext:value-type="float">
            <text:p>488112</text:p>
          </table:table-cell>
          <table:table-cell office:value-type="float" office:value="119.573" calcext:value-type="float">
            <text:p>119.573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10.2801485" calcext:value-type="float">
            <text:p>10.2801485</text:p>
          </table:table-cell>
          <table:table-cell table:style-name="ce5" table:formula="of:=AVERAGE([.C35:.C44])" office:value-type="float" office:value="2.2045269" calcext:value-type="float">
            <text:p>2.2045269</text:p>
          </table:table-cell>
          <table:table-cell table:style-name="ce5" table:formula="of:=AVERAGE([.D35:.D44])" office:value-type="float" office:value="98.5193989" calcext:value-type="float">
            <text:p>98.5193989</text:p>
          </table:table-cell>
          <table:table-cell table:style-name="ce5" table:formula="of:=AVERAGE([.E35:.E44])" office:value-type="float" office:value="11.1632182" calcext:value-type="float">
            <text:p>11.1632182</text:p>
          </table:table-cell>
          <table:table-cell table:style-name="ce5" table:formula="of:=AVERAGE([.F35:.F44])" office:value-type="float" office:value="488250" calcext:value-type="float">
            <text:p>488250</text:p>
          </table:table-cell>
          <table:table-cell table:style-name="ce5" table:formula="of:=AVERAGE([.G35:.G44])" office:value-type="float" office:value="118.9241" calcext:value-type="float">
            <text:p>118.9241</text:p>
          </table:table-cell>
          <table:table-cell table:style-name="ce5" table:formula="of:=AVERAGE([.H35:.H44])" office:value-type="float" office:value="379" calcext:value-type="float">
            <text:p>379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ras (Theano + optimizations)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6" table:default-cell-style-name="ce4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office:value-type="string" calcext:value-type="string">
            <text:p>10000 epochs</text:p>
          </table:table-cell>
          <table:table-cell office:value-type="string" calcext:value-type="string">
            <text:p>1CPU</text:p>
          </table:table-cell>
          <table:table-cell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30423" calcext:value-type="float">
            <text:p>0.830423</text:p>
          </table:table-cell>
          <table:table-cell office:value-type="float" office:value="0.416199" calcext:value-type="float">
            <text:p>0.416199</text:p>
          </table:table-cell>
          <table:table-cell office:value-type="float" office:value="11.305238" calcext:value-type="float">
            <text:p>11.305238</text:p>
          </table:table-cell>
          <table:table-cell office:value-type="float" office:value="0.026296" calcext:value-type="float">
            <text:p>0.026296</text:p>
          </table:table-cell>
          <table:table-cell office:value-type="float" office:value="92844" calcext:value-type="float">
            <text:p>92844</text:p>
          </table:table-cell>
          <table:table-cell office:value-type="float" office:value="10.484" calcext:value-type="float">
            <text:p>10.48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76691" calcext:value-type="float">
            <text:p>0.876691</text:p>
          </table:table-cell>
          <table:table-cell office:value-type="float" office:value="0.423407" calcext:value-type="float">
            <text:p>0.423407</text:p>
          </table:table-cell>
          <table:table-cell office:value-type="float" office:value="10.839093" calcext:value-type="float">
            <text:p>10.839093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83060" calcext:value-type="float">
            <text:p>83060</text:p>
          </table:table-cell>
          <table:table-cell office:value-type="float" office:value="10.625" calcext:value-type="float">
            <text:p>10.6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423446" calcext:value-type="float">
            <text:p>0.423446</text:p>
          </table:table-cell>
          <table:table-cell office:value-type="float" office:value="10.905093" calcext:value-type="float">
            <text:p>10.905093</text:p>
          </table:table-cell>
          <table:table-cell office:value-type="float" office:value="0.024168" calcext:value-type="float">
            <text:p>0.024168</text:p>
          </table:table-cell>
          <table:table-cell office:value-type="float" office:value="94856" calcext:value-type="float">
            <text:p>94856</text:p>
          </table:table-cell>
          <table:table-cell office:value-type="float" office:value="11.218" calcext:value-type="float">
            <text:p>11.21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61783" calcext:value-type="float">
            <text:p>0.861783</text:p>
          </table:table-cell>
          <table:table-cell office:value-type="float" office:value="0.395763" calcext:value-type="float">
            <text:p>0.395763</text:p>
          </table:table-cell>
          <table:table-cell office:value-type="float" office:value="10.793827" calcext:value-type="float">
            <text:p>10.793827</text:p>
          </table:table-cell>
          <table:table-cell office:value-type="float" office:value="0.025593" calcext:value-type="float">
            <text:p>0.025593</text:p>
          </table:table-cell>
          <table:table-cell office:value-type="float" office:value="93600" calcext:value-type="float">
            <text:p>93600</text:p>
          </table:table-cell>
          <table:table-cell office:value-type="float" office:value="10.859" calcext:value-type="float">
            <text:p>10.859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3965" calcext:value-type="float">
            <text:p>0.83965</text:p>
          </table:table-cell>
          <table:table-cell office:value-type="float" office:value="0.406921" calcext:value-type="float">
            <text:p>0.406921</text:p>
          </table:table-cell>
          <table:table-cell office:value-type="float" office:value="10.994439" calcext:value-type="float">
            <text:p>10.994439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92928" calcext:value-type="float">
            <text:p>92928</text:p>
          </table:table-cell>
          <table:table-cell office:value-type="float" office:value="10.687" calcext:value-type="float">
            <text:p>10.687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40959" calcext:value-type="float">
            <text:p>0.840959</text:p>
          </table:table-cell>
          <table:table-cell office:value-type="float" office:value="0.453862" calcext:value-type="float">
            <text:p>0.453862</text:p>
          </table:table-cell>
          <table:table-cell office:value-type="float" office:value="10.970942" calcext:value-type="float">
            <text:p>10.970942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93700" calcext:value-type="float">
            <text:p>93700</text:p>
          </table:table-cell>
          <table:table-cell office:value-type="float" office:value="11.14" calcext:value-type="float">
            <text:p>11.14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76279" calcext:value-type="float">
            <text:p>0.876279</text:p>
          </table:table-cell>
          <table:table-cell office:value-type="float" office:value="0.377567" calcext:value-type="float">
            <text:p>0.377567</text:p>
          </table:table-cell>
          <table:table-cell office:value-type="float" office:value="11.181466" calcext:value-type="float">
            <text:p>11.181466</text:p>
          </table:table-cell>
          <table:table-cell office:value-type="float" office:value="0.024997" calcext:value-type="float">
            <text:p>0.024997</text:p>
          </table:table-cell>
          <table:table-cell office:value-type="float" office:value="94820" calcext:value-type="float">
            <text:p>94820</text:p>
          </table:table-cell>
          <table:table-cell office:value-type="float" office:value="11.453" calcext:value-type="float">
            <text:p>11.45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99229" calcext:value-type="float">
            <text:p>0.799229</text:p>
          </table:table-cell>
          <table:table-cell office:value-type="float" office:value="0.451396" calcext:value-type="float">
            <text:p>0.451396</text:p>
          </table:table-cell>
          <table:table-cell office:value-type="float" office:value="10.883299" calcext:value-type="float">
            <text:p>10.883299</text:p>
          </table:table-cell>
          <table:table-cell office:value-type="float" office:value="0.034988" calcext:value-type="float">
            <text:p>0.034988</text:p>
          </table:table-cell>
          <table:table-cell office:value-type="float" office:value="93936" calcext:value-type="float">
            <text:p>93936</text:p>
          </table:table-cell>
          <table:table-cell office:value-type="float" office:value="11.125" calcext:value-type="float">
            <text:p>11.12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16394" calcext:value-type="float">
            <text:p>0.816394</text:p>
          </table:table-cell>
          <table:table-cell office:value-type="float" office:value="0.414385" calcext:value-type="float">
            <text:p>0.414385</text:p>
          </table:table-cell>
          <table:table-cell office:value-type="float" office:value="10.938883" calcext:value-type="float">
            <text:p>10.938883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94832" calcext:value-type="float">
            <text:p>94832</text:p>
          </table:table-cell>
          <table:table-cell office:value-type="float" office:value="11.375" calcext:value-type="float">
            <text:p>11.37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04327" calcext:value-type="float">
            <text:p>0.804327</text:p>
          </table:table-cell>
          <table:table-cell office:value-type="float" office:value="0.359615" calcext:value-type="float">
            <text:p>0.359615</text:p>
          </table:table-cell>
          <table:table-cell office:value-type="float" office:value="10.800116" calcext:value-type="float">
            <text:p>10.800116</text:p>
          </table:table-cell>
          <table:table-cell office:value-type="float" office:value="0.024072" calcext:value-type="float">
            <text:p>0.024072</text:p>
          </table:table-cell>
          <table:table-cell office:value-type="float" office:value="94832" calcext:value-type="float">
            <text:p>94832</text:p>
          </table:table-cell>
          <table:table-cell office:value-type="float" office:value="11.375" calcext:value-type="float">
            <text:p>11.37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3" table:formula="of:=AVERAGE([.B4:.B13])" office:value-type="float" office:value="0.8357935" calcext:value-type="float">
            <text:p>0.8357935</text:p>
          </table:table-cell>
          <table:table-cell table:style-name="ce3" table:formula="of:=AVERAGE([.C4:.C13])" office:value-type="float" office:value="0.4122561" calcext:value-type="float">
            <text:p>0.4122561</text:p>
          </table:table-cell>
          <table:table-cell table:style-name="ce3" table:formula="of:=AVERAGE([.D4:.D13])" office:value-type="float" office:value="10.9612396" calcext:value-type="float">
            <text:p>10.9612396</text:p>
          </table:table-cell>
          <table:table-cell table:style-name="ce3" table:formula="of:=AVERAGE([.E4:.E13])" office:value-type="float" office:value="0.0262364" calcext:value-type="float">
            <text:p>0.0262364</text:p>
          </table:table-cell>
          <table:table-cell table:style-name="ce3" table:formula="of:=AVERAGE([.F4:.F13])" office:value-type="float" office:value="92940.8" calcext:value-type="float">
            <text:p>92940.8</text:p>
          </table:table-cell>
          <table:table-cell table:style-name="ce3" table:formula="of:=AVERAGE([.G4:.G13])" office:value-type="float" office:value="11.0341" calcext:value-type="float">
            <text:p>11.0341</text:p>
          </table:table-cell>
          <table:table-cell table:style-name="ce3" table:formula="of:=AVERAGE([.H4:.H13])" office:value-type="float" office:value="34.6" calcext:value-type="float">
            <text:p>34.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office:value-type="string" calcext:value-type="string">
            <text:p>50 epochs</text:p>
          </table:table-cell>
          <table:table-cell office:value-type="string" calcext:value-type="string">
            <text:p>1CPU</text:p>
          </table:table-cell>
          <table:table-cell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64296" calcext:value-type="float">
            <text:p>0.864296</text:p>
          </table:table-cell>
          <table:table-cell office:value-type="float" office:value="0.470887" calcext:value-type="float">
            <text:p>0.470887</text:p>
          </table:table-cell>
          <table:table-cell office:value-type="float" office:value="7.171875" calcext:value-type="float">
            <text:p>7.171875</text:p>
          </table:table-cell>
          <table:table-cell office:value-type="float" office:value="0.028732" calcext:value-type="float">
            <text:p>0.028732</text:p>
          </table:table-cell>
          <table:table-cell office:value-type="float" office:value="88372" calcext:value-type="float">
            <text:p>88372</text:p>
          </table:table-cell>
          <table:table-cell office:value-type="float" office:value="7.078" calcext:value-type="float">
            <text:p>7.07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1746" calcext:value-type="float">
            <text:p>0.831746</text:p>
          </table:table-cell>
          <table:table-cell office:value-type="float" office:value="0.392934" calcext:value-type="float">
            <text:p>0.392934</text:p>
          </table:table-cell>
          <table:table-cell office:value-type="float" office:value="7.05321" calcext:value-type="float">
            <text:p>7.05321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88760" calcext:value-type="float">
            <text:p>88760</text:p>
          </table:table-cell>
          <table:table-cell office:value-type="float" office:value="7.406" calcext:value-type="float">
            <text:p>7.40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46084" calcext:value-type="float">
            <text:p>0.846084</text:p>
          </table:table-cell>
          <table:table-cell office:value-type="float" office:value="0.432193" calcext:value-type="float">
            <text:p>0.432193</text:p>
          </table:table-cell>
          <table:table-cell office:value-type="float" office:value="7.353125" calcext:value-type="float">
            <text:p>7.353125</text:p>
          </table:table-cell>
          <table:table-cell office:value-type="float" office:value="0.032206" calcext:value-type="float">
            <text:p>0.032206</text:p>
          </table:table-cell>
          <table:table-cell office:value-type="float" office:value="88736" calcext:value-type="float">
            <text:p>88736</text:p>
          </table:table-cell>
          <table:table-cell office:value-type="float" office:value="7.484" calcext:value-type="float">
            <text:p>7.48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64059" calcext:value-type="float">
            <text:p>0.864059</text:p>
          </table:table-cell>
          <table:table-cell office:value-type="float" office:value="0.423856" calcext:value-type="float">
            <text:p>0.423856</text:p>
          </table:table-cell>
          <table:table-cell office:value-type="float" office:value="7.214216" calcext:value-type="float">
            <text:p>7.214216</text:p>
          </table:table-cell>
          <table:table-cell office:value-type="float" office:value="0.029252" calcext:value-type="float">
            <text:p>0.029252</text:p>
          </table:table-cell>
          <table:table-cell office:value-type="float" office:value="88008" calcext:value-type="float">
            <text:p>88008</text:p>
          </table:table-cell>
          <table:table-cell office:value-type="float" office:value="6.625" calcext:value-type="float">
            <text:p>6.6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21013" calcext:value-type="float">
            <text:p>0.821013</text:p>
          </table:table-cell>
          <table:table-cell office:value-type="float" office:value="0.407274" calcext:value-type="float">
            <text:p>0.407274</text:p>
          </table:table-cell>
          <table:table-cell office:value-type="float" office:value="7.413525" calcext:value-type="float">
            <text:p>7.413525</text:p>
          </table:table-cell>
          <table:table-cell office:value-type="float" office:value="0.035719" calcext:value-type="float">
            <text:p>0.035719</text:p>
          </table:table-cell>
          <table:table-cell office:value-type="float" office:value="88724" calcext:value-type="float">
            <text:p>88724</text:p>
          </table:table-cell>
          <table:table-cell office:value-type="float" office:value="7.468" calcext:value-type="float">
            <text:p>7.46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67909" calcext:value-type="float">
            <text:p>0.867909</text:p>
          </table:table-cell>
          <table:table-cell office:value-type="float" office:value="0.384999" calcext:value-type="float">
            <text:p>0.384999</text:p>
          </table:table-cell>
          <table:table-cell office:value-type="float" office:value="7.071411" calcext:value-type="float">
            <text:p>7.071411</text:p>
          </table:table-cell>
          <table:table-cell office:value-type="float" office:value="0.027682" calcext:value-type="float">
            <text:p>0.027682</text:p>
          </table:table-cell>
          <table:table-cell office:value-type="float" office:value="87952" calcext:value-type="float">
            <text:p>87952</text:p>
          </table:table-cell>
          <table:table-cell office:value-type="float" office:value="6.546" calcext:value-type="float">
            <text:p>6.54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61392" calcext:value-type="float">
            <text:p>0.861392</text:p>
          </table:table-cell>
          <table:table-cell office:value-type="float" office:value="0.399169" calcext:value-type="float">
            <text:p>0.399169</text:p>
          </table:table-cell>
          <table:table-cell office:value-type="float" office:value="7.160958" calcext:value-type="float">
            <text:p>7.160958</text:p>
          </table:table-cell>
          <table:table-cell office:value-type="float" office:value="0.029435" calcext:value-type="float">
            <text:p>0.029435</text:p>
          </table:table-cell>
          <table:table-cell office:value-type="float" office:value="88196" calcext:value-type="float">
            <text:p>88196</text:p>
          </table:table-cell>
          <table:table-cell office:value-type="float" office:value="6.796" calcext:value-type="float">
            <text:p>6.79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63146" calcext:value-type="float">
            <text:p>0.863146</text:p>
          </table:table-cell>
          <table:table-cell office:value-type="float" office:value="0.502682" calcext:value-type="float">
            <text:p>0.502682</text:p>
          </table:table-cell>
          <table:table-cell office:value-type="float" office:value="6.985677" calcext:value-type="float">
            <text:p>6.985677</text:p>
          </table:table-cell>
          <table:table-cell office:value-type="float" office:value="0.031624" calcext:value-type="float">
            <text:p>0.031624</text:p>
          </table:table-cell>
          <table:table-cell office:value-type="float" office:value="88436" calcext:value-type="float">
            <text:p>88436</text:p>
          </table:table-cell>
          <table:table-cell office:value-type="float" office:value="7.046" calcext:value-type="float">
            <text:p>7.04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31932" calcext:value-type="float">
            <text:p>0.831932</text:p>
          </table:table-cell>
          <table:table-cell office:value-type="float" office:value="0.437008" calcext:value-type="float">
            <text:p>0.437008</text:p>
          </table:table-cell>
          <table:table-cell office:value-type="float" office:value="7.32306" calcext:value-type="float">
            <text:p>7.32306</text:p>
          </table:table-cell>
          <table:table-cell office:value-type="float" office:value="0.026907" calcext:value-type="float">
            <text:p>0.026907</text:p>
          </table:table-cell>
          <table:table-cell office:value-type="float" office:value="88544" calcext:value-type="float">
            <text:p>88544</text:p>
          </table:table-cell>
          <table:table-cell office:value-type="float" office:value="7.265" calcext:value-type="float">
            <text:p>7.265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86533" calcext:value-type="float">
            <text:p>0.886533</text:p>
          </table:table-cell>
          <table:table-cell office:value-type="float" office:value="0.401747" calcext:value-type="float">
            <text:p>0.401747</text:p>
          </table:table-cell>
          <table:table-cell office:value-type="float" office:value="7.192513" calcext:value-type="float">
            <text:p>7.192513</text:p>
          </table:table-cell>
          <table:table-cell office:value-type="float" office:value="0.026959" calcext:value-type="float">
            <text:p>0.026959</text:p>
          </table:table-cell>
          <table:table-cell office:value-type="float" office:value="88012" calcext:value-type="float">
            <text:p>88012</text:p>
          </table:table-cell>
          <table:table-cell office:value-type="float" office:value="6.578" calcext:value-type="float">
            <text:p>6.57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3" table:formula="of:=AVERAGE([.B19:.B28])" office:value-type="float" office:value="0.853811" calcext:value-type="float">
            <text:p>0.853811</text:p>
          </table:table-cell>
          <table:table-cell table:style-name="ce3" table:formula="of:=AVERAGE([.C19:.C28])" office:value-type="float" office:value="0.4252749" calcext:value-type="float">
            <text:p>0.4252749</text:p>
          </table:table-cell>
          <table:table-cell table:style-name="ce3" table:formula="of:=AVERAGE([.D19:.D28])" office:value-type="float" office:value="7.193957" calcext:value-type="float">
            <text:p>7.193957</text:p>
          </table:table-cell>
          <table:table-cell table:style-name="ce3" table:formula="of:=AVERAGE([.E19:.E28])" office:value-type="float" office:value="0.0298301" calcext:value-type="float">
            <text:p>0.0298301</text:p>
          </table:table-cell>
          <table:table-cell table:style-name="ce3" table:formula="of:=AVERAGE([.F19:.F28])" office:value-type="float" office:value="88374" calcext:value-type="float">
            <text:p>88374</text:p>
          </table:table-cell>
          <table:table-cell table:style-name="ce3" table:formula="of:=AVERAGE([.G19:.G28])" office:value-type="float" office:value="7.0292" calcext:value-type="float">
            <text:p>7.0292</text:p>
          </table:table-cell>
          <table:table-cell table:style-name="ce3" table:formula="of:=AVERAGE([.H19:.H28])" office:value-type="float" office:value="21.8" calcext:value-type="float">
            <text:p>21.8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office:value-type="string" calcext:value-type="string">
            <text:p>1 epoch</text:p>
          </table:table-cell>
          <table:table-cell office:value-type="string" calcext:value-type="string">
            <text:p>1CPU</text:p>
          </table:table-cell>
          <table:table-cell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.967903" calcext:value-type="float">
            <text:p>9.967903</text:p>
          </table:table-cell>
          <table:table-cell office:value-type="float" office:value="0.397734" calcext:value-type="float">
            <text:p>0.397734</text:p>
          </table:table-cell>
          <table:table-cell office:value-type="float" office:value="8.392684" calcext:value-type="float">
            <text:p>8.392684</text:p>
          </table:table-cell>
          <table:table-cell office:value-type="float" office:value="0.607966" calcext:value-type="float">
            <text:p>0.607966</text:p>
          </table:table-cell>
          <table:table-cell office:value-type="float" office:value="741592" calcext:value-type="float">
            <text:p>741592</text:p>
          </table:table-cell>
          <table:table-cell office:value-type="float" office:value="18.562" calcext:value-type="float">
            <text:p>18.56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229304" calcext:value-type="float">
            <text:p>10.229304</text:p>
          </table:table-cell>
          <table:table-cell office:value-type="float" office:value="0.496203" calcext:value-type="float">
            <text:p>0.496203</text:p>
          </table:table-cell>
          <table:table-cell office:value-type="float" office:value="8.652281" calcext:value-type="float">
            <text:p>8.652281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741416" calcext:value-type="float">
            <text:p>741416</text:p>
          </table:table-cell>
          <table:table-cell office:value-type="float" office:value="18.187" calcext:value-type="float">
            <text:p>18.18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912206" calcext:value-type="float">
            <text:p>9.912206</text:p>
          </table:table-cell>
          <table:table-cell office:value-type="float" office:value="0.463182" calcext:value-type="float">
            <text:p>0.463182</text:p>
          </table:table-cell>
          <table:table-cell office:value-type="float" office:value="8.306006" calcext:value-type="float">
            <text:p>8.306006</text:p>
          </table:table-cell>
          <table:table-cell office:value-type="float" office:value="0.648953" calcext:value-type="float">
            <text:p>0.648953</text:p>
          </table:table-cell>
          <table:table-cell office:value-type="float" office:value="741568" calcext:value-type="float">
            <text:p>741568</text:p>
          </table:table-cell>
          <table:table-cell office:value-type="float" office:value="17.921" calcext:value-type="float">
            <text:p>17.92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.808907" calcext:value-type="float">
            <text:p>9.808907</text:p>
          </table:table-cell>
          <table:table-cell office:value-type="float" office:value="0.391108" calcext:value-type="float">
            <text:p>0.391108</text:p>
          </table:table-cell>
          <table:table-cell office:value-type="float" office:value="8.352982" calcext:value-type="float">
            <text:p>8.352982</text:p>
          </table:table-cell>
          <table:table-cell office:value-type="float" office:value="0.639942" calcext:value-type="float">
            <text:p>0.639942</text:p>
          </table:table-cell>
          <table:table-cell office:value-type="float" office:value="741572" calcext:value-type="float">
            <text:p>741572</text:p>
          </table:table-cell>
          <table:table-cell office:value-type="float" office:value="17.134" calcext:value-type="float">
            <text:p>17.13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.941698" calcext:value-type="float">
            <text:p>9.941698</text:p>
          </table:table-cell>
          <table:table-cell office:value-type="float" office:value="0.431209" calcext:value-type="float">
            <text:p>0.431209</text:p>
          </table:table-cell>
          <table:table-cell office:value-type="float" office:value="8.18938" calcext:value-type="float">
            <text:p>8.18938</text:p>
          </table:table-cell>
          <table:table-cell office:value-type="float" office:value="0.611234" calcext:value-type="float">
            <text:p>0.611234</text:p>
          </table:table-cell>
          <table:table-cell office:value-type="float" office:value="741400" calcext:value-type="float">
            <text:p>741400</text:p>
          </table:table-cell>
          <table:table-cell office:value-type="float" office:value="18.164" calcext:value-type="float">
            <text:p>18.16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029506" calcext:value-type="float">
            <text:p>10.029506</text:p>
          </table:table-cell>
          <table:table-cell office:value-type="float" office:value="0.41249" calcext:value-type="float">
            <text:p>0.41249</text:p>
          </table:table-cell>
          <table:table-cell office:value-type="float" office:value="8.551864" calcext:value-type="float">
            <text:p>8.551864</text:p>
          </table:table-cell>
          <table:table-cell office:value-type="float" office:value="0.618422" calcext:value-type="float">
            <text:p>0.618422</text:p>
          </table:table-cell>
          <table:table-cell office:value-type="float" office:value="741568" calcext:value-type="float">
            <text:p>741568</text:p>
          </table:table-cell>
          <table:table-cell office:value-type="float" office:value="18.609" calcext:value-type="float">
            <text:p>18.609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.977124" calcext:value-type="float">
            <text:p>9.977124</text:p>
          </table:table-cell>
          <table:table-cell office:value-type="float" office:value="0.459327" calcext:value-type="float">
            <text:p>0.459327</text:p>
          </table:table-cell>
          <table:table-cell office:value-type="float" office:value="8.333089" calcext:value-type="float">
            <text:p>8.333089</text:p>
          </table:table-cell>
          <table:table-cell office:value-type="float" office:value="0.648397" calcext:value-type="float">
            <text:p>0.648397</text:p>
          </table:table-cell>
          <table:table-cell office:value-type="float" office:value="741576" calcext:value-type="float">
            <text:p>741576</text:p>
          </table:table-cell>
          <table:table-cell office:value-type="float" office:value="18.078" calcext:value-type="float">
            <text:p>18.07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121519" calcext:value-type="float">
            <text:p>10.121519</text:p>
          </table:table-cell>
          <table:table-cell office:value-type="float" office:value="0.459147" calcext:value-type="float">
            <text:p>0.459147</text:p>
          </table:table-cell>
          <table:table-cell office:value-type="float" office:value="8.565597" calcext:value-type="float">
            <text:p>8.565597</text:p>
          </table:table-cell>
          <table:table-cell office:value-type="float" office:value="0.654789" calcext:value-type="float">
            <text:p>0.654789</text:p>
          </table:table-cell>
          <table:table-cell office:value-type="float" office:value="741568" calcext:value-type="float">
            <text:p>741568</text:p>
          </table:table-cell>
          <table:table-cell office:value-type="float" office:value="18.265" calcext:value-type="float">
            <text:p>18.26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931055" calcext:value-type="float">
            <text:p>9.931055</text:p>
          </table:table-cell>
          <table:table-cell office:value-type="float" office:value="0.401774" calcext:value-type="float">
            <text:p>0.401774</text:p>
          </table:table-cell>
          <table:table-cell office:value-type="float" office:value="8.396856" calcext:value-type="float">
            <text:p>8.396856</text:p>
          </table:table-cell>
          <table:table-cell office:value-type="float" office:value="0.637613" calcext:value-type="float">
            <text:p>0.637613</text:p>
          </table:table-cell>
          <table:table-cell office:value-type="float" office:value="741572" calcext:value-type="float">
            <text:p>741572</text:p>
          </table:table-cell>
          <table:table-cell office:value-type="float" office:value="18.703" calcext:value-type="float">
            <text:p>18.703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303332" calcext:value-type="float">
            <text:p>10.303332</text:p>
          </table:table-cell>
          <table:table-cell office:value-type="float" office:value="0.452708" calcext:value-type="float">
            <text:p>0.452708</text:p>
          </table:table-cell>
          <table:table-cell office:value-type="float" office:value="8.482241" calcext:value-type="float">
            <text:p>8.482241</text:p>
          </table:table-cell>
          <table:table-cell office:value-type="float" office:value="0.664025" calcext:value-type="float">
            <text:p>0.664025</text:p>
          </table:table-cell>
          <table:table-cell office:value-type="float" office:value="741568" calcext:value-type="float">
            <text:p>741568</text:p>
          </table:table-cell>
          <table:table-cell office:value-type="float" office:value="18.156" calcext:value-type="float">
            <text:p>18.15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3" table:formula="of:=AVERAGE([.B35:.B44])" office:value-type="float" office:value="10.0222554" calcext:value-type="float">
            <text:p>10.0222554</text:p>
          </table:table-cell>
          <table:table-cell table:style-name="ce3" table:formula="of:=AVERAGE([.C35:.C44])" office:value-type="float" office:value="0.4364882" calcext:value-type="float">
            <text:p>0.4364882</text:p>
          </table:table-cell>
          <table:table-cell table:style-name="ce3" table:formula="of:=AVERAGE([.D35:.D44])" office:value-type="float" office:value="8.422298" calcext:value-type="float">
            <text:p>8.422298</text:p>
          </table:table-cell>
          <table:table-cell table:style-name="ce3" table:formula="of:=AVERAGE([.E35:.E44])" office:value-type="float" office:value="0.6384991" calcext:value-type="float">
            <text:p>0.6384991</text:p>
          </table:table-cell>
          <table:table-cell table:style-name="ce3" table:formula="of:=AVERAGE([.F35:.F44])" office:value-type="float" office:value="741540" calcext:value-type="float">
            <text:p>741540</text:p>
          </table:table-cell>
          <table:table-cell table:style-name="ce3" table:formula="of:=AVERAGE([.G35:.G44])" office:value-type="float" office:value="18.1779" calcext:value-type="float">
            <text:p>18.1779</text:p>
          </table:table-cell>
          <table:table-cell table:style-name="ce3" table:formula="of:=AVERAGE([.H35:.H44])" office:value-type="float" office:value="58" calcext:value-type="float">
            <text:p>58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brain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73" calcext:value-type="float">
            <text:p>0.013677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133" calcext:value-type="float">
            <text:p>0.011713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05" calcext:value-type="float">
            <text:p>0.0136705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9" calcext:value-type="float">
            <text:p>0.059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635" calcext:value-type="float">
            <text:p>0.0136635</text:p>
          </table:table-cell>
          <table:table-cell office:value-type="float" office:value="0" calcext:value-type="float">
            <text:p>0</text:p>
          </table:table-cell>
          <table:table-cell office:value-type="float" office:value="7584" calcext:value-type="float">
            <text:p>758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1" calcext:value-type="float">
            <text:p>0.061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572" calcext:value-type="float">
            <text:p>0.0136572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88" calcext:value-type="float">
            <text:p>0.0156088</text:p>
          </table:table-cell>
          <table:table-cell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712" calcext:value-type="float">
            <text:p>0.014671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844" calcext:value-type="float">
            <text:p>0.0165844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624" calcext:value-type="float">
            <text:p>0.0175624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6" calcext:value-type="float">
            <text:p>0.066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79" calcext:value-type="float">
            <text:p>0.0156079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4" calcext:value-type="float">
            <text:p>0.06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" calcext:value-type="float">
            <text:p>0</text:p>
          </table:table-cell>
          <table:table-cell table:style-name="ce5" table:formula="of:=AVERAGE([.C4:.C13])" office:value-type="float" office:value="0" calcext:value-type="float">
            <text:p>0</text:p>
          </table:table-cell>
          <table:table-cell table:style-name="ce5" table:formula="of:=AVERAGE([.D4:.D13])" office:value-type="float" office:value="0.01464165" calcext:value-type="float">
            <text:p>0.01464165</text:p>
          </table:table-cell>
          <table:table-cell table:style-name="ce5" table:formula="of:=AVERAGE([.E4:.E13])" office:value-type="float" office:value="0" calcext:value-type="float">
            <text:p>0</text:p>
          </table:table-cell>
          <table:table-cell table:style-name="ce5" table:formula="of:=AVERAGE([.F4:.F13])" office:value-type="float" office:value="7585.6" calcext:value-type="float">
            <text:p>7585.6</text:p>
          </table:table-cell>
          <table:table-cell table:style-name="ce5" table:formula="of:=AVERAGE([.G4:.G13])" office:value-type="float" office:value="0.02" calcext:value-type="float">
            <text:p>0.02</text:p>
          </table:table-cell>
          <table:table-cell table:style-name="ce5" table:formula="of:=AVERAGE([.H4:.H13])" office:value-type="float" office:value="0.0614" calcext:value-type="float">
            <text:p>0.061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9496" calcext:value-type="float">
            <text:p>0.0019496</text:p>
          </table:table-cell>
          <table:table-cell office:value-type="float" office:value="0" calcext:value-type="float">
            <text:p>0</text:p>
          </table:table-cell>
          <table:table-cell office:value-type="float" office:value="0.1884562" calcext:value-type="float">
            <text:p>0.1884562</text:p>
          </table:table-cell>
          <table:table-cell office:value-type="float" office:value="0.0019463" calcext:value-type="float">
            <text:p>0.0019463</text:p>
          </table:table-cell>
          <table:table-cell office:value-type="float" office:value="11256" calcext:value-type="float">
            <text:p>112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605" calcext:value-type="float">
            <text:p>0.60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9152" calcext:value-type="float">
            <text:p>0.0019152</text:p>
          </table:table-cell>
          <table:table-cell office:value-type="float" office:value="0" calcext:value-type="float">
            <text:p>0</text:p>
          </table:table-cell>
          <table:table-cell office:value-type="float" office:value="0.2304599" calcext:value-type="float">
            <text:p>0.2304599</text:p>
          </table:table-cell>
          <table:table-cell office:value-type="float" office:value="0.0019564" calcext:value-type="float">
            <text:p>0.0019564</text:p>
          </table:table-cell>
          <table:table-cell office:value-type="float" office:value="11260" calcext:value-type="float">
            <text:p>11260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6" calcext:value-type="float">
            <text:p>0.606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9637" calcext:value-type="float">
            <text:p>0.0029637</text:p>
          </table:table-cell>
          <table:table-cell office:value-type="float" office:value="0" calcext:value-type="float">
            <text:p>0</text:p>
          </table:table-cell>
          <table:table-cell office:value-type="float" office:value="0.1864879" calcext:value-type="float">
            <text:p>0.1864879</text:p>
          </table:table-cell>
          <table:table-cell office:value-type="float" office:value="0.0019854" calcext:value-type="float">
            <text:p>0.0019854</text:p>
          </table:table-cell>
          <table:table-cell office:value-type="float" office:value="1128" calcext:value-type="float">
            <text:p>1128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3" calcext:value-type="float">
            <text:p>0.60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9558" calcext:value-type="float">
            <text:p>0.0019558</text:p>
          </table:table-cell>
          <table:table-cell office:value-type="float" office:value="0" calcext:value-type="float">
            <text:p>0</text:p>
          </table:table-cell>
          <table:table-cell office:value-type="float" office:value="0.1884643" calcext:value-type="float">
            <text:p>0.1884643</text:p>
          </table:table-cell>
          <table:table-cell office:value-type="float" office:value="0.0019499" calcext:value-type="float">
            <text:p>0.0019499</text:p>
          </table:table-cell>
          <table:table-cell office:value-type="float" office:value="11264" calcext:value-type="float">
            <text:p>112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599" calcext:value-type="float">
            <text:p>0.599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9517" calcext:value-type="float">
            <text:p>0.0019517</text:p>
          </table:table-cell>
          <table:table-cell office:value-type="float" office:value="0" calcext:value-type="float">
            <text:p>0</text:p>
          </table:table-cell>
          <table:table-cell office:value-type="float" office:value="0.1884774" calcext:value-type="float">
            <text:p>0.1884774</text:p>
          </table:table-cell>
          <table:table-cell office:value-type="float" office:value="0.0019336" calcext:value-type="float">
            <text:p>0.0019336</text:p>
          </table:table-cell>
          <table:table-cell office:value-type="float" office:value="11252" calcext:value-type="float">
            <text:p>11252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2" calcext:value-type="float">
            <text:p>0.60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3254" calcext:value-type="float">
            <text:p>0.0013254</text:p>
          </table:table-cell>
          <table:table-cell office:value-type="float" office:value="0" calcext:value-type="float">
            <text:p>0</text:p>
          </table:table-cell>
          <table:table-cell office:value-type="float" office:value="0.1962679" calcext:value-type="float">
            <text:p>0.1962679</text:p>
          </table:table-cell>
          <table:table-cell office:value-type="float" office:value="0.0019351" calcext:value-type="float">
            <text:p>0.0019351</text:p>
          </table:table-cell>
          <table:table-cell office:value-type="float" office:value="11248" calcext:value-type="float">
            <text:p>11248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7" calcext:value-type="float">
            <text:p>0.60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768" calcext:value-type="float">
            <text:p>0.0029768</text:p>
          </table:table-cell>
          <table:table-cell office:value-type="float" office:value="0" calcext:value-type="float">
            <text:p>0</text:p>
          </table:table-cell>
          <table:table-cell office:value-type="float" office:value="0.2079792" calcext:value-type="float">
            <text:p>0.2079792</text:p>
          </table:table-cell>
          <table:table-cell office:value-type="float" office:value="0.0029195" calcext:value-type="float">
            <text:p>0.0029195</text:p>
          </table:table-cell>
          <table:table-cell office:value-type="float" office:value="11240" calcext:value-type="float">
            <text:p>11240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6" calcext:value-type="float">
            <text:p>0.60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9826" calcext:value-type="float">
            <text:p>0.0019826</text:p>
          </table:table-cell>
          <table:table-cell office:value-type="float" office:value="0" calcext:value-type="float">
            <text:p>0</text:p>
          </table:table-cell>
          <table:table-cell office:value-type="float" office:value="0.1894637" calcext:value-type="float">
            <text:p>0.1894637</text:p>
          </table:table-cell>
          <table:table-cell office:value-type="float" office:value="0.0034265" calcext:value-type="float">
            <text:p>0.0034265</text:p>
          </table:table-cell>
          <table:table-cell office:value-type="float" office:value="11236" calcext:value-type="float">
            <text:p>11236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2" calcext:value-type="float">
            <text:p>0.602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9062" calcext:value-type="float">
            <text:p>0.0029062</text:p>
          </table:table-cell>
          <table:table-cell office:value-type="float" office:value="0" calcext:value-type="float">
            <text:p>0</text:p>
          </table:table-cell>
          <table:table-cell office:value-type="float" office:value="0.1914243" calcext:value-type="float">
            <text:p>0.1914243</text:p>
          </table:table-cell>
          <table:table-cell office:value-type="float" office:value="0.0019536" calcext:value-type="float">
            <text:p>0.0019536</text:p>
          </table:table-cell>
          <table:table-cell office:value-type="float" office:value="11244" calcext:value-type="float">
            <text:p>11244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5" calcext:value-type="float">
            <text:p>0.605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9507" calcext:value-type="float">
            <text:p>0.0019507</text:p>
          </table:table-cell>
          <table:table-cell office:value-type="float" office:value="0" calcext:value-type="float">
            <text:p>0</text:p>
          </table:table-cell>
          <table:table-cell office:value-type="float" office:value="0.1991832" calcext:value-type="float">
            <text:p>0.1991832</text:p>
          </table:table-cell>
          <table:table-cell office:value-type="float" office:value="0.0024304" calcext:value-type="float">
            <text:p>0.0024304</text:p>
          </table:table-cell>
          <table:table-cell office:value-type="float" office:value="11244" calcext:value-type="float">
            <text:p>112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8" calcext:value-type="float">
            <text:p>0.60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0218777" calcext:value-type="float">
            <text:p>0.00218777</text:p>
          </table:table-cell>
          <table:table-cell table:style-name="ce5" table:formula="of:=AVERAGE([.C19:.C28])" office:value-type="float" office:value="0" calcext:value-type="float">
            <text:p>0</text:p>
          </table:table-cell>
          <table:table-cell table:style-name="ce5" table:formula="of:=AVERAGE([.D19:.D28])" office:value-type="float" office:value="0.1966664" calcext:value-type="float">
            <text:p>0.1966664</text:p>
          </table:table-cell>
          <table:table-cell table:style-name="ce5" table:formula="of:=AVERAGE([.E19:.E28])" office:value-type="float" office:value="0.00224367" calcext:value-type="float">
            <text:p>0.00224367</text:p>
          </table:table-cell>
          <table:table-cell table:style-name="ce5" table:formula="of:=AVERAGE([.F19:.F28])" office:value-type="float" office:value="10237.2" calcext:value-type="float">
            <text:p>10237.2</text:p>
          </table:table-cell>
          <table:table-cell table:style-name="ce5" table:formula="of:=AVERAGE([.G19:.G28])" office:value-type="float" office:value="0.1965" calcext:value-type="float">
            <text:p>0.1965</text:p>
          </table:table-cell>
          <table:table-cell table:style-name="ce5" table:formula="of:=AVERAGE([.H19:.H28])" office:value-type="float" office:value="0.6043" calcext:value-type="float">
            <text:p>0.604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95877" calcext:value-type="float">
            <text:p>1.295877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10.629899" calcext:value-type="float">
            <text:p>10.629899</text:p>
          </table:table-cell>
          <table:table-cell office:value-type="float" office:value="4.4951" calcext:value-type="float">
            <text:p>4.4951</text:p>
          </table:table-cell>
          <table:table-cell office:value-type="float" office:value="218932" calcext:value-type="float">
            <text:p>218932</text:p>
          </table:table-cell>
          <table:table-cell office:value-type="float" office:value="15.906" calcext:value-type="float">
            <text:p>15.90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312493" calcext:value-type="float">
            <text:p>1.312493</text:p>
          </table:table-cell>
          <table:table-cell office:value-type="float" office:value="0.0029181" calcext:value-type="float">
            <text:p>0.0029181</text:p>
          </table:table-cell>
          <table:table-cell office:value-type="float" office:value="10.397469" calcext:value-type="float">
            <text:p>10.397469</text:p>
          </table:table-cell>
          <table:table-cell office:value-type="float" office:value="4.477535" calcext:value-type="float">
            <text:p>4.477535</text:p>
          </table:table-cell>
          <table:table-cell office:value-type="float" office:value="216636" calcext:value-type="float">
            <text:p>216636</text:p>
          </table:table-cell>
          <table:table-cell office:value-type="float" office:value="15.937" calcext:value-type="float">
            <text:p>15.93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09555" calcext:value-type="float">
            <text:p>1.309555</text:p>
          </table:table-cell>
          <table:table-cell office:value-type="float" office:value="0.0009617" calcext:value-type="float">
            <text:p>0.0009617</text:p>
          </table:table-cell>
          <table:table-cell office:value-type="float" office:value="10.349378" calcext:value-type="float">
            <text:p>10.349378</text:p>
          </table:table-cell>
          <table:table-cell office:value-type="float" office:value="4.504858" calcext:value-type="float">
            <text:p>4.504858</text:p>
          </table:table-cell>
          <table:table-cell office:value-type="float" office:value="216456" calcext:value-type="float">
            <text:p>216456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67161" calcext:value-type="float">
            <text:p>1.367161</text:p>
          </table:table-cell>
          <table:table-cell office:value-type="float" office:value="0.0029235" calcext:value-type="float">
            <text:p>0.0029235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4.515611" calcext:value-type="float">
            <text:p>4.515611</text:p>
          </table:table-cell>
          <table:table-cell office:value-type="float" office:value="216436" calcext:value-type="float">
            <text:p>21643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41776" calcext:value-type="float">
            <text:p>1.341776</text:p>
          </table:table-cell>
          <table:table-cell office:value-type="float" office:value="0.0029402" calcext:value-type="float">
            <text:p>0.0029402</text:p>
          </table:table-cell>
          <table:table-cell office:value-type="float" office:value="10.341778" calcext:value-type="float">
            <text:p>10.341778</text:p>
          </table:table-cell>
          <table:table-cell office:value-type="float" office:value="4.547838" calcext:value-type="float">
            <text:p>4.547838</text:p>
          </table:table-cell>
          <table:table-cell office:value-type="float" office:value="216464" calcext:value-type="float">
            <text:p>216464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91966" calcext:value-type="float">
            <text:p>1.291966</text:p>
          </table:table-cell>
          <table:table-cell office:value-type="float" office:value="0.00293331" calcext:value-type="float">
            <text:p>0.00293331</text:p>
          </table:table-cell>
          <table:table-cell office:value-type="float" office:value="10.394507" calcext:value-type="float">
            <text:p>10.394507</text:p>
          </table:table-cell>
          <table:table-cell office:value-type="float" office:value="4.516254" calcext:value-type="float">
            <text:p>4.516254</text:p>
          </table:table-cell>
          <table:table-cell office:value-type="float" office:value="216416" calcext:value-type="float">
            <text:p>21641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257869" calcext:value-type="float">
            <text:p>1.257869</text:p>
          </table:table-cell>
          <table:table-cell office:value-type="float" office:value="0.0028504" calcext:value-type="float">
            <text:p>0.0028504</text:p>
          </table:table-cell>
          <table:table-cell office:value-type="float" office:value="10.305651" calcext:value-type="float">
            <text:p>10.305651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248756" calcext:value-type="float">
            <text:p>248756</text:p>
          </table:table-cell>
          <table:table-cell office:value-type="float" office:value="15.843" calcext:value-type="float">
            <text:p>15.84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350562" calcext:value-type="float">
            <text:p>1.350562</text:p>
          </table:table-cell>
          <table:table-cell office:value-type="float" office:value="0.0029684" calcext:value-type="float">
            <text:p>0.0029684</text:p>
          </table:table-cell>
          <table:table-cell office:value-type="float" office:value="10.397443" calcext:value-type="float">
            <text:p>10.397443</text:p>
          </table:table-cell>
          <table:table-cell office:value-type="float" office:value="4.572269" calcext:value-type="float">
            <text:p>4.572269</text:p>
          </table:table-cell>
          <table:table-cell office:value-type="float" office:value="216064" calcext:value-type="float">
            <text:p>216064</text:p>
          </table:table-cell>
          <table:table-cell office:value-type="float" office:value="15.781" calcext:value-type="float">
            <text:p>15.78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291006" calcext:value-type="float">
            <text:p>1.291006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10.330052" calcext:value-type="float">
            <text:p>10.330052</text:p>
          </table:table-cell>
          <table:table-cell office:value-type="float" office:value="4.514635" calcext:value-type="float">
            <text:p>4.514635</text:p>
          </table:table-cell>
          <table:table-cell office:value-type="float" office:value="216440" calcext:value-type="float">
            <text:p>2164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296868" calcext:value-type="float">
            <text:p>1.296868</text:p>
          </table:table-cell>
          <table:table-cell office:value-type="float" office:value="0.0068174" calcext:value-type="float">
            <text:p>0.0068174</text:p>
          </table:table-cell>
          <table:table-cell office:value-type="float" office:value="10.365202" calcext:value-type="float">
            <text:p>10.365202</text:p>
          </table:table-cell>
          <table:table-cell office:value-type="float" office:value="4.489238" calcext:value-type="float">
            <text:p>4.489238</text:p>
          </table:table-cell>
          <table:table-cell office:value-type="float" office:value="218740" calcext:value-type="float">
            <text:p>2187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1.3115133" calcext:value-type="float">
            <text:p>1.3115133</text:p>
          </table:table-cell>
          <table:table-cell table:style-name="ce5" table:formula="of:=AVERAGE([.C35:.C44])" office:value-type="float" office:value="0.003504701" calcext:value-type="float">
            <text:p>0.003504701</text:p>
          </table:table-cell>
          <table:table-cell table:style-name="ce5" table:formula="of:=AVERAGE([.D35:.D44])" office:value-type="float" office:value="10.4041637" calcext:value-type="float">
            <text:p>10.4041637</text:p>
          </table:table-cell>
          <table:table-cell table:style-name="ce5" table:formula="of:=AVERAGE([.E35:.E44])" office:value-type="float" office:value="4.5133322" calcext:value-type="float">
            <text:p>4.5133322</text:p>
          </table:table-cell>
          <table:table-cell table:style-name="ce5" table:formula="of:=AVERAGE([.F35:.F44])" office:value-type="float" office:value="220134" calcext:value-type="float">
            <text:p>220134</text:p>
          </table:table-cell>
          <table:table-cell table:style-name="ce5" table:formula="of:=AVERAGE([.G35:.G44])" office:value-type="float" office:value="15.9151" calcext:value-type="float">
            <text:p>15.9151</text:p>
          </table:table-cell>
          <table:table-cell table:style-name="ce5" table:formula="of:=AVERAGE([.H35:.H44])" office:value-type="float" office:value="50" calcext:value-type="float">
            <text:p>50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2.084436" calcext:value-type="float">
            <text:p>2.084436</text:p>
          </table:table-cell>
          <table:table-cell office:value-type="float" office:value="12.831857" calcext:value-type="float">
            <text:p>12.831857</text:p>
          </table:table-cell>
          <table:table-cell office:value-type="float" office:value="0.141597" calcext:value-type="float">
            <text:p>0.141597</text:p>
          </table:table-cell>
          <table:table-cell office:value-type="float" office:value="379592" calcext:value-type="float">
            <text:p>379592</text:p>
          </table:table-cell>
          <table:table-cell office:value-type="float" office:value="20.75" calcext:value-type="float">
            <text:p>20.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1.946488" calcext:value-type="float">
            <text:p>1.946488</text:p>
          </table:table-cell>
          <table:table-cell office:value-type="float" office:value="12.561587" calcext:value-type="float">
            <text:p>12.561587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378976" calcext:value-type="float">
            <text:p>378976</text:p>
          </table:table-cell>
          <table:table-cell office:value-type="float" office:value="20.687" calcext:value-type="float">
            <text:p>20.68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1.995197" calcext:value-type="float">
            <text:p>1.995197</text:p>
          </table:table-cell>
          <table:table-cell office:value-type="float" office:value="12.613834" calcext:value-type="float">
            <text:p>12.613834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380348" calcext:value-type="float">
            <text:p>380348</text:p>
          </table:table-cell>
          <table:table-cell office:value-type="float" office:value="20.781" calcext:value-type="float">
            <text:p>20.781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2.005849" calcext:value-type="float">
            <text:p>2.005849</text:p>
          </table:table-cell>
          <table:table-cell office:value-type="float" office:value="12.756095" calcext:value-type="float">
            <text:p>12.756095</text:p>
          </table:table-cell>
          <table:table-cell office:value-type="float" office:value="0.133629" calcext:value-type="float">
            <text:p>0.133629</text:p>
          </table:table-cell>
          <table:table-cell office:value-type="float" office:value="380484" calcext:value-type="float">
            <text:p>380484</text:p>
          </table:table-cell>
          <table:table-cell office:value-type="float" office:value="20.828" calcext:value-type="float">
            <text:p>20.828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13.863558" calcext:value-type="float">
            <text:p>13.863558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379844" calcext:value-type="float">
            <text:p>379844</text:p>
          </table:table-cell>
          <table:table-cell office:value-type="float" office:value="21.828" calcext:value-type="float">
            <text:p>21.828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1.992782" calcext:value-type="float">
            <text:p>1.992782</text:p>
          </table:table-cell>
          <table:table-cell office:value-type="float" office:value="12.691427" calcext:value-type="float">
            <text:p>12.691427</text:p>
          </table:table-cell>
          <table:table-cell office:value-type="float" office:value="0.13783" calcext:value-type="float">
            <text:p>0.13783</text:p>
          </table:table-cell>
          <table:table-cell office:value-type="float" office:value="379220" calcext:value-type="float">
            <text:p>379220</text:p>
          </table:table-cell>
          <table:table-cell office:value-type="float" office:value="20.812" calcext:value-type="float">
            <text:p>20.812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.937856" calcext:value-type="float">
            <text:p>1.937856</text:p>
          </table:table-cell>
          <table:table-cell office:value-type="float" office:value="12.598099" calcext:value-type="float">
            <text:p>12.598099</text:p>
          </table:table-cell>
          <table:table-cell office:value-type="float" office:value="0.132457" calcext:value-type="float">
            <text:p>0.132457</text:p>
          </table:table-cell>
          <table:table-cell office:value-type="float" office:value="379416" calcext:value-type="float">
            <text:p>379416</text:p>
          </table:table-cell>
          <table:table-cell office:value-type="float" office:value="20.671" calcext:value-type="float">
            <text:p>20.671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1.949068" calcext:value-type="float">
            <text:p>1.949068</text:p>
          </table:table-cell>
          <table:table-cell office:value-type="float" office:value="12.533668" calcext:value-type="float">
            <text:p>12.533668</text:p>
          </table:table-cell>
          <table:table-cell office:value-type="float" office:value="0.138427" calcext:value-type="float">
            <text:p>0.138427</text:p>
          </table:table-cell>
          <table:table-cell office:value-type="float" office:value="379168" calcext:value-type="float">
            <text:p>379168</text:p>
          </table:table-cell>
          <table:table-cell office:value-type="float" office:value="20.656" calcext:value-type="float">
            <text:p>20.65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2.173129" calcext:value-type="float">
            <text:p>2.173129</text:p>
          </table:table-cell>
          <table:table-cell office:value-type="float" office:value="13.134066" calcext:value-type="float">
            <text:p>13.134066</text:p>
          </table:table-cell>
          <table:table-cell office:value-type="float" office:value="0.138977" calcext:value-type="float">
            <text:p>0.138977</text:p>
          </table:table-cell>
          <table:table-cell office:value-type="float" office:value="379836" calcext:value-type="float">
            <text:p>379836</text:p>
          </table:table-cell>
          <table:table-cell office:value-type="float" office:value="21.437" calcext:value-type="float">
            <text:p>21.437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11371" calcext:value-type="float">
            <text:p>2.11371</text:p>
          </table:table-cell>
          <table:table-cell office:value-type="float" office:value="13.137489" calcext:value-type="float">
            <text:p>13.137489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375988" calcext:value-type="float">
            <text:p>375988</text:p>
          </table:table-cell>
          <table:table-cell office:value-type="float" office:value="21.015" calcext:value-type="float">
            <text:p>21.015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0026563" calcext:value-type="float">
            <text:p>0.0026563</text:p>
          </table:table-cell>
          <table:table-cell table:style-name="ce5" table:formula="of:=AVERAGE([.C4:.C13])" office:value-type="float" office:value="2.0347065" calcext:value-type="float">
            <text:p>2.0347065</text:p>
          </table:table-cell>
          <table:table-cell table:style-name="ce5" table:formula="of:=AVERAGE([.D4:.D13])" office:value-type="float" office:value="12.872168" calcext:value-type="float">
            <text:p>12.872168</text:p>
          </table:table-cell>
          <table:table-cell table:style-name="ce5" table:formula="of:=AVERAGE([.E4:.E13])" office:value-type="float" office:value="0.1399652" calcext:value-type="float">
            <text:p>0.1399652</text:p>
          </table:table-cell>
          <table:table-cell table:style-name="ce5" table:formula="of:=AVERAGE([.F4:.F13])" office:value-type="float" office:value="379287.2" calcext:value-type="float">
            <text:p>379287.2</text:p>
          </table:table-cell>
          <table:table-cell table:style-name="ce5" table:formula="of:=AVERAGE([.G4:.G13])" office:value-type="float" office:value="20.9465" calcext:value-type="float">
            <text:p>20.9465</text:p>
          </table:table-cell>
          <table:table-cell table:style-name="ce5" table:formula="of:=AVERAGE([.H4:.H13])" office:value-type="float" office:value="66.6" calcext:value-type="float">
            <text:p>66.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1.938055" calcext:value-type="float">
            <text:p>1.938055</text:p>
          </table:table-cell>
          <table:table-cell office:value-type="float" office:value="2.547036" calcext:value-type="float">
            <text:p>2.547036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378500" calcext:value-type="float">
            <text:p>3785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1.900783" calcext:value-type="float">
            <text:p>1.900783</text:p>
          </table:table-cell>
          <table:table-cell office:value-type="float" office:value="1.449499" calcext:value-type="float">
            <text:p>1.449499</text:p>
          </table:table-cell>
          <table:table-cell office:value-type="float" office:value="0.143344" calcext:value-type="float">
            <text:p>0.143344</text:p>
          </table:table-cell>
          <table:table-cell office:value-type="float" office:value="372524" calcext:value-type="float">
            <text:p>372524</text:p>
          </table:table-cell>
          <table:table-cell office:value-type="float" office:value="9.937" calcext:value-type="float">
            <text:p>9.93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973182" calcext:value-type="float">
            <text:p>1.973182</text:p>
          </table:table-cell>
          <table:table-cell office:value-type="float" office:value="1.412451" calcext:value-type="float">
            <text:p>1.412451</text:p>
          </table:table-cell>
          <table:table-cell office:value-type="float" office:value="0.152573" calcext:value-type="float">
            <text:p>0.152573</text:p>
          </table:table-cell>
          <table:table-cell office:value-type="float" office:value="371608" calcext:value-type="float">
            <text:p>371608</text:p>
          </table:table-cell>
          <table:table-cell office:value-type="float" office:value="9.906" calcext:value-type="float">
            <text:p>9.90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1.95542" calcext:value-type="float">
            <text:p>1.95542</text:p>
          </table:table-cell>
          <table:table-cell office:value-type="float" office:value="1.347049" calcext:value-type="float">
            <text:p>1.347049</text:p>
          </table:table-cell>
          <table:table-cell office:value-type="float" office:value="0.140035" calcext:value-type="float">
            <text:p>0.140035</text:p>
          </table:table-cell>
          <table:table-cell office:value-type="float" office:value="371620" calcext:value-type="float">
            <text:p>371620</text:p>
          </table:table-cell>
          <table:table-cell office:value-type="float" office:value="9.687" calcext:value-type="float">
            <text:p>9.68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2.223401" calcext:value-type="float">
            <text:p>2.223401</text:p>
          </table:table-cell>
          <table:table-cell office:value-type="float" office:value="1.570493" calcext:value-type="float">
            <text:p>1.570493</text:p>
          </table:table-cell>
          <table:table-cell office:value-type="float" office:value="0.170068" calcext:value-type="float">
            <text:p>0.170068</text:p>
          </table:table-cell>
          <table:table-cell office:value-type="float" office:value="371828" calcext:value-type="float">
            <text:p>371828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1.938374" calcext:value-type="float">
            <text:p>1.938374</text:p>
          </table:table-cell>
          <table:table-cell office:value-type="float" office:value="1.344163" calcext:value-type="float">
            <text:p>1.344163</text:p>
          </table:table-cell>
          <table:table-cell office:value-type="float" office:value="0.132185" calcext:value-type="float">
            <text:p>0.132185</text:p>
          </table:table-cell>
          <table:table-cell office:value-type="float" office:value="372256" calcext:value-type="float">
            <text:p>372256</text:p>
          </table:table-cell>
          <table:table-cell office:value-type="float" office:value="9.812" calcext:value-type="float">
            <text:p>9.81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.168441" calcext:value-type="float">
            <text:p>2.168441</text:p>
          </table:table-cell>
          <table:table-cell office:value-type="float" office:value="1.407498" calcext:value-type="float">
            <text:p>1.407498</text:p>
          </table:table-cell>
          <table:table-cell office:value-type="float" office:value="0.202185" calcext:value-type="float">
            <text:p>0.202185</text:p>
          </table:table-cell>
          <table:table-cell office:value-type="float" office:value="371780" calcext:value-type="float">
            <text:p>371780</text:p>
          </table:table-cell>
          <table:table-cell office:value-type="float" office:value="9.75" calcext:value-type="float">
            <text:p>9.7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1.924804" calcext:value-type="float">
            <text:p>1.924804</text:p>
          </table:table-cell>
          <table:table-cell office:value-type="float" office:value="1.484572" calcext:value-type="float">
            <text:p>1.484572</text:p>
          </table:table-cell>
          <table:table-cell office:value-type="float" office:value="0.160911" calcext:value-type="float">
            <text:p>0.160911</text:p>
          </table:table-cell>
          <table:table-cell office:value-type="float" office:value="371536" calcext:value-type="float">
            <text:p>371536</text:p>
          </table:table-cell>
          <table:table-cell office:value-type="float" office:value="10.031" calcext:value-type="float">
            <text:p>10.031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4.930823" calcext:value-type="float">
            <text:p>4.930823</text:p>
          </table:table-cell>
          <table:table-cell office:value-type="float" office:value="1.429256" calcext:value-type="float">
            <text:p>1.429256</text:p>
          </table:table-cell>
          <table:table-cell office:value-type="float" office:value="0.158068" calcext:value-type="float">
            <text:p>0.158068</text:p>
          </table:table-cell>
          <table:table-cell office:value-type="float" office:value="371384" calcext:value-type="float">
            <text:p>371384</text:p>
          </table:table-cell>
          <table:table-cell office:value-type="float" office:value="9.656" calcext:value-type="float">
            <text:p>9.65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1.921669" calcext:value-type="float">
            <text:p>1.921669</text:p>
          </table:table-cell>
          <table:table-cell office:value-type="float" office:value="1.38166" calcext:value-type="float">
            <text:p>1.38166</text:p>
          </table:table-cell>
          <table:table-cell office:value-type="float" office:value="0.146677" calcext:value-type="float">
            <text:p>0.146677</text:p>
          </table:table-cell>
          <table:table-cell office:value-type="float" office:value="371908" calcext:value-type="float">
            <text:p>37190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028105" calcext:value-type="float">
            <text:p>0.0028105</text:p>
          </table:table-cell>
          <table:table-cell table:style-name="ce5" table:formula="of:=AVERAGE([.C19:.C28])" office:value-type="float" office:value="2.2874952" calcext:value-type="float">
            <text:p>2.2874952</text:p>
          </table:table-cell>
          <table:table-cell table:style-name="ce5" table:formula="of:=AVERAGE([.D19:.D28])" office:value-type="float" office:value="1.5373677" calcext:value-type="float">
            <text:p>1.5373677</text:p>
          </table:table-cell>
          <table:table-cell table:style-name="ce5" table:formula="of:=AVERAGE([.E19:.E28])" office:value-type="float" office:value="0.1561935" calcext:value-type="float">
            <text:p>0.1561935</text:p>
          </table:table-cell>
          <table:table-cell table:style-name="ce5" table:formula="of:=AVERAGE([.F19:.F28])" office:value-type="float" office:value="372494.4" calcext:value-type="float">
            <text:p>372494.4</text:p>
          </table:table-cell>
          <table:table-cell table:style-name="ce5" table:formula="of:=AVERAGE([.G19:.G28])" office:value-type="float" office:value="10.0247" calcext:value-type="float">
            <text:p>10.0247</text:p>
          </table:table-cell>
          <table:table-cell table:style-name="ce5" table:formula="of:=AVERAGE([.H19:.H28])" office:value-type="float" office:value="31.6" calcext:value-type="float">
            <text:p>31.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1.861923" calcext:value-type="float">
            <text:p>1.861923</text:p>
          </table:table-cell>
          <table:table-cell office:value-type="float" office:value="1.956056" calcext:value-type="float">
            <text:p>1.956056</text:p>
          </table:table-cell>
          <table:table-cell office:value-type="float" office:value="0.491319" calcext:value-type="float">
            <text:p>0.491319</text:p>
          </table:table-cell>
          <table:table-cell office:value-type="float" office:value="834944" calcext:value-type="float">
            <text:p>834944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43156" calcext:value-type="float">
            <text:p>0.243156</text:p>
          </table:table-cell>
          <table:table-cell office:value-type="float" office:value="1.856139" calcext:value-type="float">
            <text:p>1.856139</text:p>
          </table:table-cell>
          <table:table-cell office:value-type="float" office:value="1.964304" calcext:value-type="float">
            <text:p>1.964304</text:p>
          </table:table-cell>
          <table:table-cell office:value-type="float" office:value="0.494044" calcext:value-type="float">
            <text:p>0.494044</text:p>
          </table:table-cell>
          <table:table-cell office:value-type="float" office:value="835428" calcext:value-type="float">
            <text:p>835428</text:p>
          </table:table-cell>
          <table:table-cell office:value-type="float" office:value="10.437" calcext:value-type="float">
            <text:p>10.43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7258" calcext:value-type="float">
            <text:p>0.247258</text:p>
          </table:table-cell>
          <table:table-cell office:value-type="float" office:value="1.86754" calcext:value-type="float">
            <text:p>1.86754</text:p>
          </table:table-cell>
          <table:table-cell office:value-type="float" office:value="1.977393" calcext:value-type="float">
            <text:p>1.977393</text:p>
          </table:table-cell>
          <table:table-cell office:value-type="float" office:value="0.548137" calcext:value-type="float">
            <text:p>0.548137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.156" calcext:value-type="float">
            <text:p>10.15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2.12746" calcext:value-type="float">
            <text:p>2.12746</text:p>
          </table:table-cell>
          <table:table-cell office:value-type="float" office:value="2.209515" calcext:value-type="float">
            <text:p>2.209515</text:p>
          </table:table-cell>
          <table:table-cell office:value-type="float" office:value="0.579836" calcext:value-type="float">
            <text:p>0.579836</text:p>
          </table:table-cell>
          <table:table-cell office:value-type="float" office:value="835288" calcext:value-type="float">
            <text:p>835288</text:p>
          </table:table-cell>
          <table:table-cell office:value-type="float" office:value="10.578" calcext:value-type="float">
            <text:p>10.57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0735" calcext:value-type="float">
            <text:p>0.250735</text:p>
          </table:table-cell>
          <table:table-cell office:value-type="float" office:value="1.825576" calcext:value-type="float">
            <text:p>1.825576</text:p>
          </table:table-cell>
          <table:table-cell office:value-type="float" office:value="1.97808" calcext:value-type="float">
            <text:p>1.97808</text:p>
          </table:table-cell>
          <table:table-cell office:value-type="float" office:value="0.496735" calcext:value-type="float">
            <text:p>0.496735</text:p>
          </table:table-cell>
          <table:table-cell office:value-type="float" office:value="835032" calcext:value-type="float">
            <text:p>835032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73244" calcext:value-type="float">
            <text:p>0.273244</text:p>
          </table:table-cell>
          <table:table-cell office:value-type="float" office:value="2.189764" calcext:value-type="float">
            <text:p>2.189764</text:p>
          </table:table-cell>
          <table:table-cell office:value-type="float" office:value="2.011222" calcext:value-type="float">
            <text:p>2.011222</text:p>
          </table:table-cell>
          <table:table-cell office:value-type="float" office:value="0.527791" calcext:value-type="float">
            <text:p>0.527791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1.834973" calcext:value-type="float">
            <text:p>1.834973</text:p>
          </table:table-cell>
          <table:table-cell office:value-type="float" office:value="2.220606" calcext:value-type="float">
            <text:p>2.220606</text:p>
          </table:table-cell>
          <table:table-cell office:value-type="float" office:value="0.518524" calcext:value-type="float">
            <text:p>0.518524</text:p>
          </table:table-cell>
          <table:table-cell office:value-type="float" office:value="835596" calcext:value-type="float">
            <text:p>835596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989698" calcext:value-type="float">
            <text:p>1.989698</text:p>
          </table:table-cell>
          <table:table-cell office:value-type="float" office:value="2.096315" calcext:value-type="float">
            <text:p>2.096315</text:p>
          </table:table-cell>
          <table:table-cell office:value-type="float" office:value="0.528724" calcext:value-type="float">
            <text:p>0.528724</text:p>
          </table:table-cell>
          <table:table-cell office:value-type="float" office:value="835780" calcext:value-type="float">
            <text:p>835780</text:p>
          </table:table-cell>
          <table:table-cell office:value-type="float" office:value="10.625" calcext:value-type="float">
            <text:p>10.62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44265" calcext:value-type="float">
            <text:p>0.244265</text:p>
          </table:table-cell>
          <table:table-cell office:value-type="float" office:value="1.823022" calcext:value-type="float">
            <text:p>1.823022</text:p>
          </table:table-cell>
          <table:table-cell office:value-type="float" office:value="2.000742" calcext:value-type="float">
            <text:p>2.000742</text:p>
          </table:table-cell>
          <table:table-cell office:value-type="float" office:value="0.534966" calcext:value-type="float">
            <text:p>0.534966</text:p>
          </table:table-cell>
          <table:table-cell office:value-type="float" office:value="835744" calcext:value-type="float">
            <text:p>835744</text:p>
          </table:table-cell>
          <table:table-cell office:value-type="float" office:value="10.125" calcext:value-type="float">
            <text:p>10.125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43878" calcext:value-type="float">
            <text:p>0.243878</text:p>
          </table:table-cell>
          <table:table-cell office:value-type="float" office:value="1.905264" calcext:value-type="float">
            <text:p>1.905264</text:p>
          </table:table-cell>
          <table:table-cell office:value-type="float" office:value="2.187818" calcext:value-type="float">
            <text:p>2.187818</text:p>
          </table:table-cell>
          <table:table-cell office:value-type="float" office:value="0.684226" calcext:value-type="float">
            <text:p>0.684226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0.2507189" calcext:value-type="float">
            <text:p>0.2507189</text:p>
          </table:table-cell>
          <table:table-cell table:style-name="ce5" table:formula="of:=AVERAGE([.C35:.C44])" office:value-type="float" office:value="1.9281359" calcext:value-type="float">
            <text:p>1.9281359</text:p>
          </table:table-cell>
          <table:table-cell table:style-name="ce5" table:formula="of:=AVERAGE([.D35:.D44])" office:value-type="float" office:value="2.0602051" calcext:value-type="float">
            <text:p>2.0602051</text:p>
          </table:table-cell>
          <table:table-cell table:style-name="ce5" table:formula="of:=AVERAGE([.E35:.E44])" office:value-type="float" office:value="0.5404302" calcext:value-type="float">
            <text:p>0.5404302</text:p>
          </table:table-cell>
          <table:table-cell table:style-name="ce5" table:formula="of:=AVERAGE([.F35:.F44])" office:value-type="float" office:value="835342.4" calcext:value-type="float">
            <text:p>835342.4</text:p>
          </table:table-cell>
          <table:table-cell table:style-name="ce5" table:formula="of:=AVERAGE([.G35:.G44])" office:value-type="float" office:value="10.2934" calcext:value-type="float">
            <text:p>10.2934</text:p>
          </table:table-cell>
          <table:table-cell table:style-name="ce5" table:formula="of:=AVERAGE([.H35:.H44])" office:value-type="float" office:value="32.4" calcext:value-type="float">
            <text:p>32.4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 (nnet)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? epochs (cannot force)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76" calcext:value-type="float">
            <text:p>471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2" calcext:value-type="float">
            <text:p>0.912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08" calcext:value-type="float">
            <text:p>47208</text:p>
          </table:table-cell>
          <table:table-cell office:value-type="float" office:value="0.25" calcext:value-type="float">
            <text:p>0.25</text:p>
          </table:table-cell>
          <table:table-cell office:value-type="float" office:value="0.846" calcext:value-type="float">
            <text:p>0.84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80" calcext:value-type="float">
            <text:p>47180</text:p>
          </table:table-cell>
          <table:table-cell office:value-type="float" office:value="0.265" calcext:value-type="float">
            <text:p>0.265</text:p>
          </table:table-cell>
          <table:table-cell office:value-type="float" office:value="0.878" calcext:value-type="float">
            <text:p>0.878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867" calcext:value-type="float">
            <text:p>0.867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0.296" calcext:value-type="float">
            <text:p>0.296</text:p>
          </table:table-cell>
          <table:table-cell office:value-type="float" office:value="0.878" calcext:value-type="float">
            <text:p>0.878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296" calcext:value-type="float">
            <text:p>0.296</text:p>
          </table:table-cell>
          <table:table-cell office:value-type="float" office:value="0.898" calcext:value-type="float">
            <text:p>0.89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96" calcext:value-type="float">
            <text:p>471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902" calcext:value-type="float">
            <text:p>0.902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88" calcext:value-type="float">
            <text:p>0.8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4" calcext:value-type="float">
            <text:p>4718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28" calcext:value-type="float">
            <text:p>0.9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015" calcext:value-type="float">
            <text:p>0.015</text:p>
          </table:table-cell>
          <table:table-cell table:style-name="ce5" table:formula="of:=AVERAGE([.C4:.C13])" office:value-type="float" office:value="0.008" calcext:value-type="float">
            <text:p>0.008</text:p>
          </table:table-cell>
          <table:table-cell table:style-name="ce5" table:formula="of:=AVERAGE([.D4:.D13])" office:value-type="float" office:value="0.0101" calcext:value-type="float">
            <text:p>0.0101</text:p>
          </table:table-cell>
          <table:table-cell table:style-name="ce5" table:formula="of:=AVERAGE([.E4:.E13])" office:value-type="float" office:value="0" calcext:value-type="float">
            <text:p>0</text:p>
          </table:table-cell>
          <table:table-cell table:style-name="ce5" table:formula="of:=AVERAGE([.F4:.F13])" office:value-type="float" office:value="47200.4" calcext:value-type="float">
            <text:p>47200.4</text:p>
          </table:table-cell>
          <table:table-cell table:style-name="ce5" table:formula="of:=AVERAGE([.G4:.G13])" office:value-type="float" office:value="0.2908" calcext:value-type="float">
            <text:p>0.2908</text:p>
          </table:table-cell>
          <table:table-cell table:style-name="ce5" table:formula="of:=AVERAGE([.H4:.H13])" office:value-type="float" office:value="0.8906" calcext:value-type="float">
            <text:p>0.89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2.969" calcext:value-type="float">
            <text:p>2.969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49272" calcext:value-type="float">
            <text:p>49272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49244" calcext:value-type="float">
            <text:p>49244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49264" calcext:value-type="float">
            <text:p>492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49268" calcext:value-type="float">
            <text:p>49268</text:p>
          </table:table-cell>
          <table:table-cell office:value-type="float" office:value="0.968" calcext:value-type="float">
            <text:p>0.968</text:p>
          </table:table-cell>
          <table:table-cell office:value-type="float" office:value="2.993" calcext:value-type="float">
            <text:p>2.993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76" calcext:value-type="float">
            <text:p>49276</text:p>
          </table:table-cell>
          <table:table-cell office:value-type="float" office:value="0.968" calcext:value-type="float">
            <text:p>0.968</text:p>
          </table:table-cell>
          <table:table-cell office:value-type="float" office:value="3.013" calcext:value-type="float">
            <text:p>3.013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3.024" calcext:value-type="float">
            <text:p>3.0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17" calcext:value-type="float">
            <text:p>0.017</text:p>
          </table:table-cell>
          <table:table-cell table:style-name="ce5" table:formula="of:=AVERAGE([.C19:.C28])" office:value-type="float" office:value="0.007" calcext:value-type="float">
            <text:p>0.007</text:p>
          </table:table-cell>
          <table:table-cell table:style-name="ce5" table:formula="of:=AVERAGE([.D19:.D28])" office:value-type="float" office:value="0.714" calcext:value-type="float">
            <text:p>0.714</text:p>
          </table:table-cell>
          <table:table-cell table:style-name="ce5" table:formula="of:=AVERAGE([.E19:.E28])" office:value-type="float" office:value="0.002" calcext:value-type="float">
            <text:p>0.002</text:p>
          </table:table-cell>
          <table:table-cell table:style-name="ce5" table:formula="of:=AVERAGE([.F19:.F28])" office:value-type="float" office:value="49254.4" calcext:value-type="float">
            <text:p>49254.4</text:p>
          </table:table-cell>
          <table:table-cell table:style-name="ce5" table:formula="of:=AVERAGE([.G19:.G28])" office:value-type="float" office:value="0.984" calcext:value-type="float">
            <text:p>0.984</text:p>
          </table:table-cell>
          <table:table-cell table:style-name="ce5" table:formula="of:=AVERAGE([.H19:.H28])" office:value-type="float" office:value="3.0039" calcext:value-type="float">
            <text:p>3.003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style-name="ce4" office:value-type="string" calcext:value-type="string">
            <text:p>30 hidden 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0.76" calcext:value-type="float">
            <text:p>0.76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37" calcext:value-type="float">
            <text:p>31.43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23.83" calcext:value-type="float">
            <text:p>23.83</text:p>
          </table:table-cell>
          <table:table-cell office:value-type="float" office:value="0.77" calcext:value-type="float">
            <text:p>0.77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31.625" calcext:value-type="float">
            <text:p>31.625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4.25" calcext:value-type="float">
            <text:p>24.25</text:p>
          </table:table-cell>
          <table:table-cell office:value-type="float" office:value="0.78" calcext:value-type="float">
            <text:p>0.78</text:p>
          </table:table-cell>
          <table:table-cell office:value-type="float" office:value="3114256" calcext:value-type="float">
            <text:p>3114256</text:p>
          </table:table-cell>
          <table:table-cell office:value-type="float" office:value="32.14" calcext:value-type="float">
            <text:p>32.14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0.78" calcext:value-type="float">
            <text:p>0.78</text:p>
          </table:table-cell>
          <table:table-cell office:value-type="float" office:value="3114312" calcext:value-type="float">
            <text:p>3114312</text:p>
          </table:table-cell>
          <table:table-cell office:value-type="float" office:value="31.203" calcext:value-type="float">
            <text:p>31.203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78" calcext:value-type="float">
            <text:p>0.78</text:p>
          </table:table-cell>
          <table:table-cell office:value-type="float" office:value="3114248" calcext:value-type="float">
            <text:p>3114248</text:p>
          </table:table-cell>
          <table:table-cell office:value-type="float" office:value="31.931" calcext:value-type="float">
            <text:p>31.931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2" calcext:value-type="float">
            <text:p>3114292</text:p>
          </table:table-cell>
          <table:table-cell office:value-type="float" office:value="31.531" calcext:value-type="float">
            <text:p>31.531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.74</text:p>
          </table:table-cell>
          <table:table-cell office:value-type="float" office:value="0.76" calcext:value-type="float">
            <text:p>0.76</text:p>
          </table:table-cell>
          <table:table-cell office:value-type="float" office:value="3114264" calcext:value-type="float">
            <text:p>3114264</text:p>
          </table:table-cell>
          <table:table-cell office:value-type="float" office:value="31.515" calcext:value-type="float">
            <text:p>31.515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84" calcext:value-type="float">
            <text:p>31.484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06" calcext:value-type="float">
            <text:p>7.06</text:p>
          </table:table-cell>
          <table:table-cell office:value-type="float" office:value="0.01" calcext:value-type="float">
            <text:p>0.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77" calcext:value-type="float">
            <text:p>0.77</text:p>
          </table:table-cell>
          <table:table-cell office:value-type="float" office:value="3114236" calcext:value-type="float">
            <text:p>3114236</text:p>
          </table:table-cell>
          <table:table-cell office:value-type="float" office:value="31.703" calcext:value-type="float">
            <text:p>31.703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7" calcext:value-type="float">
            <text:p>6.97</text:p>
          </table:table-cell>
          <table:table-cell office:value-type="float" office:value="0.02" calcext:value-type="float">
            <text:p>0.02</text:p>
          </table:table-cell>
          <table:table-cell office:value-type="float" office:value="24.62" calcext:value-type="float">
            <text:p>24.62</text:p>
          </table:table-cell>
          <table:table-cell office:value-type="float" office:value="0.8" calcext:value-type="float">
            <text:p>0.8</text:p>
          </table:table-cell>
          <table:table-cell office:value-type="float" office:value="3114304" calcext:value-type="float">
            <text:p>3114304</text:p>
          </table:table-cell>
          <table:table-cell office:value-type="float" office:value="32.437" calcext:value-type="float">
            <text:p>32.437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7.006" calcext:value-type="float">
            <text:p>7.006</text:p>
          </table:table-cell>
          <table:table-cell table:style-name="ce5" table:formula="of:=AVERAGE([.C35:.C44])" office:value-type="float" office:value="0.004" calcext:value-type="float">
            <text:p>0.004</text:p>
          </table:table-cell>
          <table:table-cell table:style-name="ce5" table:formula="of:=AVERAGE([.D35:.D44])" office:value-type="float" office:value="23.836" calcext:value-type="float">
            <text:p>23.836</text:p>
          </table:table-cell>
          <table:table-cell table:style-name="ce5" table:formula="of:=AVERAGE([.E35:.E44])" office:value-type="float" office:value="0.776" calcext:value-type="float">
            <text:p>0.776</text:p>
          </table:table-cell>
          <table:table-cell table:style-name="ce5" table:formula="of:=AVERAGE([.F35:.F44])" office:value-type="float" office:value="3118109.6" calcext:value-type="float">
            <text:p>3118109.6</text:p>
          </table:table-cell>
          <table:table-cell table:style-name="ce5" table:formula="of:=AVERAGE([.G35:.G44])" office:value-type="float" office:value="31.7006" calcext:value-type="float">
            <text:p>31.7006</text:p>
          </table:table-cell>
          <table:table-cell table:style-name="ce5" table:formula="of:=AVERAGE([.H35:.H44])" office:value-type="float" office:value="101.6" calcext:value-type="float">
            <text:p>101.6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6" table:default-cell-style-name="ce9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3" table:number-columns-repeated="1016" table:default-cell-style-name="ce9"/>
        <table:table-row table:style-name="ro2">
          <table:table-cell table:style-name="ce6"/>
          <table:table-cell table:style-name="ce10" office:value-type="string" calcext:value-type="string">
            <text:p>TLOAD</text:p>
          </table:table-cell>
          <table:table-cell table:style-name="ce10" office:value-type="string" calcext:value-type="string">
            <text:p>TCONSTR</text:p>
          </table:table-cell>
          <table:table-cell table:style-name="ce10" office:value-type="string" calcext:value-type="string">
            <text:p>TTRAIN</text:p>
          </table:table-cell>
          <table:table-cell table:style-name="ce10" office:value-type="string" calcext:value-type="string">
            <text:p>TEVAL</text:p>
          </table:table-cell>
          <table:table-cell table:style-name="ce10" office:value-type="string" calcext:value-type="string">
            <text:p>PWS</text:p>
          </table:table-cell>
          <table:table-cell table:style-name="ce10" office:value-type="string" calcext:value-type="string">
            <text:p>CPUT</text:p>
          </table:table-cell>
          <table:table-cell table:style-name="ce10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KERAS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8" office:value-type="string" calcext:value-type="string">
            <text:p>XOR</text:p>
          </table:table-cell>
          <table:table-cell table:style-name="ce11" office:value-type="float" office:value="0.9133015" calcext:value-type="float">
            <text:p>0.9133015</text:p>
          </table:table-cell>
          <table:table-cell table:style-name="ce11" office:value-type="float" office:value="0.1693748" calcext:value-type="float">
            <text:p>0.1693748</text:p>
          </table:table-cell>
          <table:table-cell table:style-name="ce11" office:value-type="float" office:value="52.9548774" calcext:value-type="float">
            <text:p>52.9548774</text:p>
          </table:table-cell>
          <table:table-cell table:style-name="ce11" office:value-type="float" office:value="0.0429978" calcext:value-type="float">
            <text:p>0.0429978</text:p>
          </table:table-cell>
          <table:table-cell table:style-name="ce11" office:value-type="float" office:value="41646.7" calcext:value-type="float">
            <text:p>41646.7</text:p>
          </table:table-cell>
          <table:table-cell table:style-name="ce11" office:value-type="float" office:value="52.3699" calcext:value-type="float">
            <text:p>52.3699</text:p>
          </table:table-cell>
          <table:table-cell table:style-name="ce11"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Boston</text:p>
          </table:table-cell>
          <table:table-cell table:style-name="ce11" office:value-type="float" office:value="0.6043903" calcext:value-type="float">
            <text:p>0.6043903</text:p>
          </table:table-cell>
          <table:table-cell table:style-name="ce11" office:value-type="float" office:value="0.1688212" calcext:value-type="float">
            <text:p>0.1688212</text:p>
          </table:table-cell>
          <table:table-cell table:style-name="ce11" office:value-type="float" office:value="71.8385816" calcext:value-type="float">
            <text:p>71.8385816</text:p>
          </table:table-cell>
          <table:table-cell table:style-name="ce11" office:value-type="float" office:value="0.2166496" calcext:value-type="float">
            <text:p>0.2166496</text:p>
          </table:table-cell>
          <table:table-cell table:style-name="ce11" office:value-type="float" office:value="41586.6" calcext:value-type="float">
            <text:p>41586.6</text:p>
          </table:table-cell>
          <table:table-cell table:style-name="ce11" office:value-type="float" office:value="71.2617" calcext:value-type="float">
            <text:p>71.2617</text:p>
          </table:table-cell>
          <table:table-cell table:style-name="ce11" office:value-type="float" office:value="225.9" calcext:value-type="float">
            <text:p>225.9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NIST</text:p>
          </table:table-cell>
          <table:table-cell table:style-name="ce11" office:value-type="float" office:value="10.2801485" calcext:value-type="float">
            <text:p>10.2801485</text:p>
          </table:table-cell>
          <table:table-cell table:style-name="ce11" office:value-type="float" office:value="2.2045269" calcext:value-type="float">
            <text:p>2.2045269</text:p>
          </table:table-cell>
          <table:table-cell table:style-name="ce11" office:value-type="float" office:value="98.5193989" calcext:value-type="float">
            <text:p>98.5193989</text:p>
          </table:table-cell>
          <table:table-cell table:style-name="ce11" office:value-type="float" office:value="11.1632182" calcext:value-type="float">
            <text:p>11.1632182</text:p>
          </table:table-cell>
          <table:table-cell table:style-name="ce11" office:value-type="float" office:value="488250" calcext:value-type="float">
            <text:p>488250</text:p>
          </table:table-cell>
          <table:table-cell table:style-name="ce11" office:value-type="float" office:value="118.9241" calcext:value-type="float">
            <text:p>118.9241</text:p>
          </table:table-cell>
          <table:table-cell table:style-name="ce11" office:value-type="float" office:value="379" calcext:value-type="float">
            <text:p>379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KERAS (optimized)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8" office:value-type="string" calcext:value-type="string">
            <text:p>XOR</text:p>
          </table:table-cell>
          <table:table-cell table:style-name="ce11" office:value-type="float" office:value="0.8357935" calcext:value-type="float">
            <text:p>0.8357935</text:p>
          </table:table-cell>
          <table:table-cell table:style-name="ce11" office:value-type="float" office:value="0.4122561" calcext:value-type="float">
            <text:p>0.4122561</text:p>
          </table:table-cell>
          <table:table-cell table:style-name="ce11" office:value-type="float" office:value="10.9612396" calcext:value-type="float">
            <text:p>10.9612396</text:p>
          </table:table-cell>
          <table:table-cell table:style-name="ce11" office:value-type="float" office:value="0.0262364" calcext:value-type="float">
            <text:p>0.0262364</text:p>
          </table:table-cell>
          <table:table-cell table:style-name="ce11" office:value-type="float" office:value="92940.8" calcext:value-type="float">
            <text:p>92940.8</text:p>
          </table:table-cell>
          <table:table-cell table:style-name="ce11" office:value-type="float" office:value="11.0341" calcext:value-type="float">
            <text:p>11.0341</text:p>
          </table:table-cell>
          <table:table-cell table:style-name="ce11" office:value-type="float" office:value="34.6" calcext:value-type="float">
            <text:p>34.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Boston</text:p>
          </table:table-cell>
          <table:table-cell table:style-name="ce11" office:value-type="float" office:value="0.853811" calcext:value-type="float">
            <text:p>0.853811</text:p>
          </table:table-cell>
          <table:table-cell table:style-name="ce11" office:value-type="float" office:value="0.4252749" calcext:value-type="float">
            <text:p>0.4252749</text:p>
          </table:table-cell>
          <table:table-cell table:style-name="ce11" office:value-type="float" office:value="7.193957" calcext:value-type="float">
            <text:p>7.193957</text:p>
          </table:table-cell>
          <table:table-cell table:style-name="ce11" office:value-type="float" office:value="0.0298301" calcext:value-type="float">
            <text:p>0.0298301</text:p>
          </table:table-cell>
          <table:table-cell table:style-name="ce11" office:value-type="float" office:value="88374" calcext:value-type="float">
            <text:p>88374</text:p>
          </table:table-cell>
          <table:table-cell table:style-name="ce11" office:value-type="float" office:value="7.0292" calcext:value-type="float">
            <text:p>7.0292</text:p>
          </table:table-cell>
          <table:table-cell table:style-name="ce11" office:value-type="float" office:value="21.8" calcext:value-type="float">
            <text:p>21.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NIST</text:p>
          </table:table-cell>
          <table:table-cell table:style-name="ce11" office:value-type="float" office:value="10.0222554" calcext:value-type="float">
            <text:p>10.0222554</text:p>
          </table:table-cell>
          <table:table-cell table:style-name="ce11" office:value-type="float" office:value="0.4364882" calcext:value-type="float">
            <text:p>0.4364882</text:p>
          </table:table-cell>
          <table:table-cell table:style-name="ce11" office:value-type="float" office:value="8.422298" calcext:value-type="float">
            <text:p>8.422298</text:p>
          </table:table-cell>
          <table:table-cell table:style-name="ce11" office:value-type="float" office:value="0.6384991" calcext:value-type="float">
            <text:p>0.6384991</text:p>
          </table:table-cell>
          <table:table-cell table:style-name="ce11" office:value-type="float" office:value="741540" calcext:value-type="float">
            <text:p>741540</text:p>
          </table:table-cell>
          <table:table-cell table:style-name="ce11" office:value-type="float" office:value="18.1779" calcext:value-type="float">
            <text:p>18.1779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GOBRAIN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8" office:value-type="string" calcext:value-type="string">
            <text:p>X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1464165" calcext:value-type="float">
            <text:p>0.014641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85.6" calcext:value-type="float">
            <text:p>7585.6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.0614" calcext:value-type="float">
            <text:p>0.061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Boston</text:p>
          </table:table-cell>
          <table:table-cell table:style-name="ce11" office:value-type="float" office:value="0.00218777" calcext:value-type="float">
            <text:p>0.002187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966664" calcext:value-type="float">
            <text:p>0.1966664</text:p>
          </table:table-cell>
          <table:table-cell table:style-name="ce11" office:value-type="float" office:value="0.00224367" calcext:value-type="float">
            <text:p>0.00224367</text:p>
          </table:table-cell>
          <table:table-cell table:style-name="ce11" office:value-type="float" office:value="10237.2" calcext:value-type="float">
            <text:p>10237.2</text:p>
          </table:table-cell>
          <table:table-cell table:style-name="ce11" office:value-type="float" office:value="0.1965" calcext:value-type="float">
            <text:p>0.1965</text:p>
          </table:table-cell>
          <table:table-cell table:style-name="ce11" office:value-type="float" office:value="0.6043" calcext:value-type="float">
            <text:p>0.604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NIST</text:p>
          </table:table-cell>
          <table:table-cell table:style-name="ce11" office:value-type="float" office:value="1.3115133" calcext:value-type="float">
            <text:p>1.3115133</text:p>
          </table:table-cell>
          <table:table-cell table:style-name="ce11" office:value-type="float" office:value="0.003504701" calcext:value-type="float">
            <text:p>0.003504701</text:p>
          </table:table-cell>
          <table:table-cell table:style-name="ce11" office:value-type="float" office:value="10.4041637" calcext:value-type="float">
            <text:p>10.4041637</text:p>
          </table:table-cell>
          <table:table-cell table:style-name="ce11" office:value-type="float" office:value="4.5133322" calcext:value-type="float">
            <text:p>4.5133322</text:p>
          </table:table-cell>
          <table:table-cell table:style-name="ce11" office:value-type="float" office:value="220134" calcext:value-type="float">
            <text:p>220134</text:p>
          </table:table-cell>
          <table:table-cell table:style-name="ce11" office:value-type="float" office:value="15.9151" calcext:value-type="float">
            <text:p>15.9151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MATLAB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8" office:value-type="string" calcext:value-type="string">
            <text:p>XOR</text:p>
          </table:table-cell>
          <table:table-cell table:style-name="ce11" office:value-type="float" office:value="0.0026563" calcext:value-type="float">
            <text:p>0.0026563</text:p>
          </table:table-cell>
          <table:table-cell table:style-name="ce11" office:value-type="float" office:value="2.0347065" calcext:value-type="float">
            <text:p>2.0347065</text:p>
          </table:table-cell>
          <table:table-cell table:style-name="ce11" office:value-type="float" office:value="12.872168" calcext:value-type="float">
            <text:p>12.872168</text:p>
          </table:table-cell>
          <table:table-cell table:style-name="ce11" office:value-type="float" office:value="0.1399652" calcext:value-type="float">
            <text:p>0.1399652</text:p>
          </table:table-cell>
          <table:table-cell table:style-name="ce11" office:value-type="float" office:value="379287.2" calcext:value-type="float">
            <text:p>379287.2</text:p>
          </table:table-cell>
          <table:table-cell table:style-name="ce11" office:value-type="float" office:value="20.9465" calcext:value-type="float">
            <text:p>20.9465</text:p>
          </table:table-cell>
          <table:table-cell table:style-name="ce11" office:value-type="float" office:value="66.6" calcext:value-type="float">
            <text:p>66.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Boston</text:p>
          </table:table-cell>
          <table:table-cell table:style-name="ce11" office:value-type="float" office:value="0.0028105" calcext:value-type="float">
            <text:p>0.0028105</text:p>
          </table:table-cell>
          <table:table-cell table:style-name="ce11" office:value-type="float" office:value="2.2874952" calcext:value-type="float">
            <text:p>2.2874952</text:p>
          </table:table-cell>
          <table:table-cell table:style-name="ce11" office:value-type="float" office:value="1.5373677" calcext:value-type="float">
            <text:p>1.5373677</text:p>
          </table:table-cell>
          <table:table-cell table:style-name="ce11" office:value-type="float" office:value="0.1561935" calcext:value-type="float">
            <text:p>0.1561935</text:p>
          </table:table-cell>
          <table:table-cell table:style-name="ce11" office:value-type="float" office:value="372494.4" calcext:value-type="float">
            <text:p>372494.4</text:p>
          </table:table-cell>
          <table:table-cell table:style-name="ce11" office:value-type="float" office:value="10.0247" calcext:value-type="float">
            <text:p>10.0247</text:p>
          </table:table-cell>
          <table:table-cell table:style-name="ce11" office:value-type="float" office:value="31.6" calcext:value-type="float">
            <text:p>31.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NIST</text:p>
          </table:table-cell>
          <table:table-cell table:style-name="ce11" office:value-type="float" office:value="0.2507189" calcext:value-type="float">
            <text:p>0.2507189</text:p>
          </table:table-cell>
          <table:table-cell table:style-name="ce11" office:value-type="float" office:value="1.9281359" calcext:value-type="float">
            <text:p>1.9281359</text:p>
          </table:table-cell>
          <table:table-cell table:style-name="ce11" office:value-type="float" office:value="2.0602051" calcext:value-type="float">
            <text:p>2.0602051</text:p>
          </table:table-cell>
          <table:table-cell table:style-name="ce11" office:value-type="float" office:value="0.5404302" calcext:value-type="float">
            <text:p>0.5404302</text:p>
          </table:table-cell>
          <table:table-cell table:style-name="ce11" office:value-type="float" office:value="835342.4" calcext:value-type="float">
            <text:p>835342.4</text:p>
          </table:table-cell>
          <table:table-cell table:style-name="ce11" office:value-type="float" office:value="10.2934" calcext:value-type="float">
            <text:p>10.2934</text:p>
          </table:table-cell>
          <table:table-cell table:style-name="ce11" office:value-type="float" office:value="32.4" calcext:value-type="float">
            <text:p>32.4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1">
            <text:p>R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8" office:value-type="string" calcext:value-type="string">
            <text:p>XOR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08" calcext:value-type="float">
            <text:p>0.008</text:p>
          </table:table-cell>
          <table:table-cell table:style-name="ce11" office:value-type="float" office:value="0.0101" calcext:value-type="float">
            <text:p>0.01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7200.4" calcext:value-type="float">
            <text:p>47200.4</text:p>
          </table:table-cell>
          <table:table-cell table:style-name="ce11" office:value-type="float" office:value="0.2908" calcext:value-type="float">
            <text:p>0.2908</text:p>
          </table:table-cell>
          <table:table-cell table:style-name="ce11" office:value-type="float" office:value="0.8906" calcext:value-type="float">
            <text:p>0.8906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Boston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11" office:value-type="float" office:value="0.007" calcext:value-type="float">
            <text:p>0.007</text:p>
          </table:table-cell>
          <table:table-cell table:style-name="ce11" office:value-type="float" office:value="0.714" calcext:value-type="float">
            <text:p>0.714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11" office:value-type="float" office:value="49254.4" calcext:value-type="float">
            <text:p>49254.4</text:p>
          </table:table-cell>
          <table:table-cell table:style-name="ce11" office:value-type="float" office:value="0.984" calcext:value-type="float">
            <text:p>0.984</text:p>
          </table:table-cell>
          <table:table-cell table:style-name="ce11" office:value-type="float" office:value="3.0039" calcext:value-type="float">
            <text:p>3.0039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NIST</text:p>
          </table:table-cell>
          <table:table-cell table:style-name="ce11" office:value-type="float" office:value="7.006" calcext:value-type="float">
            <text:p>7.006</text:p>
          </table:table-cell>
          <table:table-cell table:style-name="ce11" office:value-type="float" office:value="0.004" calcext:value-type="float">
            <text:p>0.004</text:p>
          </table:table-cell>
          <table:table-cell table:style-name="ce11" office:value-type="float" office:value="23.836" calcext:value-type="float">
            <text:p>23.836</text:p>
          </table:table-cell>
          <table:table-cell table:style-name="ce11" office:value-type="float" office:value="0.776" calcext:value-type="float">
            <text:p>0.776</text:p>
          </table:table-cell>
          <table:table-cell table:style-name="ce11" office:value-type="float" office:value="3118109.6" calcext:value-type="float">
            <text:p>3118109.6</text:p>
          </table:table-cell>
          <table:table-cell table:style-name="ce11" office:value-type="float" office:value="31.7006" calcext:value-type="float">
            <text:p>31.7006</text:p>
          </table:table-cell>
          <table:table-cell table:style-name="ce11" office:value-type="float" office:value="101.6" calcext:value-type="float">
            <text:p>101.6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" table:style-name="ta1">
        <table:shapes>
          <draw:frame draw:z-index="0" draw:style-name="gr1" draw:text-style-name="P1" svg:width="453.83pt" svg:height="255.37pt" svg:x="4.54pt" svg:y="88.33pt">
            <loext:p draw:notify-on-update-of-ranges="memory.A3:memory.A5 memory.B2:memory.B2 memory.B3:memory.B5 memory.C2:memory.C2 memory.C3:memory.C5 memory.D2:memory.D2 memory.D3:memory.D5 memory.E2:memory.E2 memory.E3:memory.E5 memory.F2:memory.F2 memory.F3:memory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5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3" table:number-columns-repeated="1018" table:default-cell-style-name="ce15"/>
        <table:table-row table:style-name="ro2">
          <table:table-cell table:number-columns-repeated="1024"/>
        </table:table-row>
        <table:table-row table:style-name="ro2">
          <table:table-cell table:style-name="ce21"/>
          <table:table-cell table:style-name="ce23" office:value-type="string" calcext:value-type="string">
            <text:p>keras (Python)</text:p>
          </table:table-cell>
          <table:table-cell table:style-name="ce23" office:value-type="string" calcext:value-type="string">
            <text:p>keras (Python w/ o)</text:p>
          </table:table-cell>
          <table:table-cell table:style-name="ce23" office:value-type="string" calcext:value-type="string">
            <text:p>gobrain (Go)</text:p>
          </table:table-cell>
          <table:table-cell table:style-name="ce23" office:value-type="string" calcext:value-type="string">
            <text:p>MATLAB</text:p>
          </table:table-cell>
          <table:table-cell table:style-name="ce23" office:value-type="string" calcext:value-type="string">
            <text:p>R (nnet)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XOR</text:p>
          </table:table-cell>
          <table:table-cell table:style-name="ce24" office:value-type="float" office:value="41646.7" calcext:value-type="float">
            <text:p>41646.7</text:p>
          </table:table-cell>
          <table:table-cell table:style-name="ce24" office:value-type="float" office:value="92940.8" calcext:value-type="float">
            <text:p>92940.8</text:p>
          </table:table-cell>
          <table:table-cell table:style-name="ce24" office:value-type="float" office:value="7585.6" calcext:value-type="float">
            <text:p>7585.6</text:p>
          </table:table-cell>
          <table:table-cell table:style-name="ce24" office:value-type="float" office:value="379287.2" calcext:value-type="float">
            <text:p>379287.2</text:p>
          </table:table-cell>
          <table:table-cell table:style-name="ce24" office:value-type="float" office:value="47200.4" calcext:value-type="float">
            <text:p>47200.4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Boston</text:p>
          </table:table-cell>
          <table:table-cell table:style-name="ce24" office:value-type="float" office:value="41586.6" calcext:value-type="float">
            <text:p>41586.6</text:p>
          </table:table-cell>
          <table:table-cell table:style-name="ce24" office:value-type="float" office:value="88374" calcext:value-type="float">
            <text:p>88374</text:p>
          </table:table-cell>
          <table:table-cell table:style-name="ce24" office:value-type="float" office:value="10237.2" calcext:value-type="float">
            <text:p>10237.2</text:p>
          </table:table-cell>
          <table:table-cell table:style-name="ce24" office:value-type="float" office:value="372494.4" calcext:value-type="float">
            <text:p>372494.4</text:p>
          </table:table-cell>
          <table:table-cell table:style-name="ce24" office:value-type="float" office:value="49254.4" calcext:value-type="float">
            <text:p>49254.4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NIST</text:p>
          </table:table-cell>
          <table:table-cell table:style-name="ce24" office:value-type="float" office:value="488250" calcext:value-type="float">
            <text:p>488250</text:p>
          </table:table-cell>
          <table:table-cell table:style-name="ce24" office:value-type="float" office:value="741540" calcext:value-type="float">
            <text:p>741540</text:p>
          </table:table-cell>
          <table:table-cell table:style-name="ce24" office:value-type="float" office:value="220134" calcext:value-type="float">
            <text:p>220134</text:p>
          </table:table-cell>
          <table:table-cell table:style-name="ce24" office:value-type="float" office:value="835342.4" calcext:value-type="float">
            <text:p>835342.4</text:p>
          </table:table-cell>
          <table:table-cell table:style-name="ce24" office:value-type="float" office:value="3118109.6" calcext:value-type="float">
            <text:p>3118109.6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u" table:style-name="ta1">
        <table:shapes>
          <draw:frame draw:z-index="0" draw:style-name="gr1" draw:text-style-name="P1" svg:width="453.69pt" svg:height="254.89pt" svg:x="2.75pt" svg:y="161.4pt">
            <loext:p draw:notify-on-update-of-ranges="cpu.A2:cpu.A4 cpu.B1:cpu.B1 cpu.B2:cpu.B4 cpu.C1:cpu.C1 cpu.C2:cpu.C4 cpu.D1:cpu.D1 cpu.D2:cpu.D4 cpu.E1:cpu.E1 cpu.E2:cpu.E4 cpu.F1:cpu.F1 cpu.F2:cpu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6.12pt" svg:y="159.79pt">
            <loext:p draw:notify-on-update-of-ranges="cpu.A8:cpu.A10 cpu.B7:cpu.B7 cpu.B8:cpu.B10 cpu.C7:cpu.C7 cpu.C8:cpu.C10 cpu.D7:cpu.D7 cpu.D8:cpu.D10 cpu.E7:cpu.E7 cpu.E8:cpu.E10 cpu.F7:cpu.F7 cpu.F8:cpu.F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5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5" table:default-cell-style-name="ce27"/>
        <table:table-column table:style-name="co3" table:number-columns-repeated="1018" table:default-cell-style-name="Default"/>
        <table:table-row table:style-name="ro2">
          <table:table-cell table:style-name="ce21"/>
          <table:table-cell table:style-name="ce23" office:value-type="string" calcext:value-type="string">
            <text:p>keras (Python)</text:p>
          </table:table-cell>
          <table:table-cell table:style-name="ce23" office:value-type="string" calcext:value-type="string">
            <text:p>keras (Python w/ o)</text:p>
          </table:table-cell>
          <table:table-cell table:style-name="ce23" office:value-type="string" calcext:value-type="string">
            <text:p>gobrain (Go)</text:p>
          </table:table-cell>
          <table:table-cell table:style-name="ce23" office:value-type="string" calcext:value-type="string">
            <text:p>MATLAB</text:p>
          </table:table-cell>
          <table:table-cell table:style-name="ce23" office:value-type="string" calcext:value-type="string">
            <text:p>R (nnet)</text:p>
          </table:table-cell>
          <table:table-cell table:style-name="ce25" table:number-columns-repeated="1018"/>
        </table:table-row>
        <table:table-row table:style-name="ro2">
          <table:table-cell table:style-name="ce21" office:value-type="string" calcext:value-type="string">
            <text:p>XOR</text:p>
          </table:table-cell>
          <table:table-cell table:style-name="ce24" office:value-type="float" office:value="52.3699" calcext:value-type="float">
            <text:p>52.3699</text:p>
          </table:table-cell>
          <table:table-cell table:style-name="ce24" office:value-type="float" office:value="11.0341" calcext:value-type="float">
            <text:p>11.034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20.9465" calcext:value-type="float">
            <text:p>20.9465</text:p>
          </table:table-cell>
          <table:table-cell table:style-name="ce24" office:value-type="float" office:value="0.2908" calcext:value-type="float">
            <text:p>0.2908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Boston</text:p>
          </table:table-cell>
          <table:table-cell table:style-name="ce24" office:value-type="float" office:value="71.2617" calcext:value-type="float">
            <text:p>71.2617</text:p>
          </table:table-cell>
          <table:table-cell table:style-name="ce24" office:value-type="float" office:value="7.0292" calcext:value-type="float">
            <text:p>7.0292</text:p>
          </table:table-cell>
          <table:table-cell table:style-name="ce24" office:value-type="float" office:value="0.1965" calcext:value-type="float">
            <text:p>0.1965</text:p>
          </table:table-cell>
          <table:table-cell table:style-name="ce24" office:value-type="float" office:value="10.0247" calcext:value-type="float">
            <text:p>10.0247</text:p>
          </table:table-cell>
          <table:table-cell table:style-name="ce24" office:value-type="float" office:value="0.984" calcext:value-type="float">
            <text:p>0.984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NIST</text:p>
          </table:table-cell>
          <table:table-cell table:style-name="ce24" office:value-type="float" office:value="118.9241" calcext:value-type="float">
            <text:p>118.9241</text:p>
          </table:table-cell>
          <table:table-cell table:style-name="ce24" office:value-type="float" office:value="18.1779" calcext:value-type="float">
            <text:p>18.1779</text:p>
          </table:table-cell>
          <table:table-cell table:style-name="ce24" office:value-type="float" office:value="15.9151" calcext:value-type="float">
            <text:p>15.9151</text:p>
          </table:table-cell>
          <table:table-cell table:style-name="ce24" office:value-type="float" office:value="10.2934" calcext:value-type="float">
            <text:p>10.2934</text:p>
          </table:table-cell>
          <table:table-cell table:style-name="ce24" office:value-type="float" office:value="31.7006" calcext:value-type="float">
            <text:p>31.7006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1"/>
          <table:table-cell table:style-name="ce26" table:number-columns-repeated="5"/>
          <table:table-cell table:number-columns-repeated="2"/>
          <table:table-cell table:style-name="ce15"/>
          <table:table-cell table:number-columns-repeated="1015"/>
        </table:table-row>
        <table:table-row table:style-name="ro2">
          <table:table-cell table:style-name="ce21"/>
          <table:table-cell table:style-name="ce23" office:value-type="string" calcext:value-type="string">
            <text:p>keras (Python)</text:p>
          </table:table-cell>
          <table:table-cell table:style-name="ce23" office:value-type="string" calcext:value-type="string">
            <text:p>keras (Python w/ o)</text:p>
          </table:table-cell>
          <table:table-cell table:style-name="ce23" office:value-type="string" calcext:value-type="string">
            <text:p>gobrain (Go)</text:p>
          </table:table-cell>
          <table:table-cell table:style-name="ce23" office:value-type="string" calcext:value-type="string">
            <text:p>MATLAB</text:p>
          </table:table-cell>
          <table:table-cell table:style-name="ce23" office:value-type="string" calcext:value-type="string">
            <text:p>R (nnet)</text:p>
          </table:table-cell>
          <table:table-cell table:style-name="ce25" table:number-columns-repeated="1018"/>
        </table:table-row>
        <table:table-row table:style-name="ro2">
          <table:table-cell table:style-name="ce21" office:value-type="string" calcext:value-type="string">
            <text:p>XOR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4.6" calcext:value-type="float">
            <text:p>34.6</text:p>
          </table:table-cell>
          <table:table-cell table:style-name="ce24" office:value-type="float" office:value="0.0614" calcext:value-type="float">
            <text:p>0.0614</text:p>
          </table:table-cell>
          <table:table-cell table:style-name="ce24" office:value-type="float" office:value="66.6" calcext:value-type="float">
            <text:p>66.6</text:p>
          </table:table-cell>
          <table:table-cell table:style-name="ce24" office:value-type="float" office:value="0.8906" calcext:value-type="float">
            <text:p>0.8906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Boston</text:p>
          </table:table-cell>
          <table:table-cell table:style-name="ce24" office:value-type="float" office:value="225.9" calcext:value-type="float">
            <text:p>225.9</text:p>
          </table:table-cell>
          <table:table-cell table:style-name="ce24" office:value-type="float" office:value="21.8" calcext:value-type="float">
            <text:p>21.8</text:p>
          </table:table-cell>
          <table:table-cell table:style-name="ce24" office:value-type="float" office:value="0.6043" calcext:value-type="float">
            <text:p>0.6043</text:p>
          </table:table-cell>
          <table:table-cell table:style-name="ce24" office:value-type="float" office:value="31.6" calcext:value-type="float">
            <text:p>31.6</text:p>
          </table:table-cell>
          <table:table-cell table:style-name="ce24" office:value-type="float" office:value="3.0039" calcext:value-type="float">
            <text:p>3.0039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MNIST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2.4" calcext:value-type="float">
            <text:p>32.4</text:p>
          </table:table-cell>
          <table:table-cell table:style-name="ce24" office:value-type="float" office:value="101.6" calcext:value-type="float">
            <text:p>101.6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time" table:style-name="ta1">
        <table:shapes>
          <draw:frame draw:z-index="0" draw:style-name="gr1" draw:text-style-name="P1" svg:width="453.71pt" svg:height="255.37pt" svg:x="0.62pt" svg:y="87.02pt">
            <loext:p draw:notify-on-update-of-ranges="ttime.A2:ttime.A4 ttime.B1:ttime.B1 ttime.B2:ttime.B4 ttime.C1:ttime.C1 ttime.C2:ttime.C4 ttime.D1:ttime.D1 ttime.D2:ttime.D4 ttime.E1:ttime.E1 ttime.E2:ttime.E4 ttime.F1:ttime.F1 ttime.F2:ttime.F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2">
          <table:table-cell table:style-name="ce19"/>
          <table:table-cell table:style-name="ce23" office:value-type="string" calcext:value-type="string">
            <text:p>keras (Python)</text:p>
          </table:table-cell>
          <table:table-cell table:style-name="ce23" office:value-type="string" calcext:value-type="string">
            <text:p>keras (Python w/ o)</text:p>
          </table:table-cell>
          <table:table-cell table:style-name="ce23" office:value-type="string" calcext:value-type="string">
            <text:p>gobrain (Go)</text:p>
          </table:table-cell>
          <table:table-cell table:style-name="ce23" office:value-type="string" calcext:value-type="string">
            <text:p>MATLAB</text:p>
          </table:table-cell>
          <table:table-cell table:style-name="ce23" office:value-type="string" calcext:value-type="string">
            <text:p>R (nnet)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XOR</text:p>
          </table:table-cell>
          <table:table-cell table:style-name="ce24" office:value-type="float" office:value="52.9548774" calcext:value-type="float">
            <text:p>52.9548774</text:p>
          </table:table-cell>
          <table:table-cell table:style-name="ce24" office:value-type="float" office:value="10.9612396" calcext:value-type="float">
            <text:p>10.9612396</text:p>
          </table:table-cell>
          <table:table-cell table:style-name="ce24" office:value-type="float" office:value="0.01464165" calcext:value-type="float">
            <text:p>0.01464165</text:p>
          </table:table-cell>
          <table:table-cell table:style-name="ce24" office:value-type="float" office:value="12.872168" calcext:value-type="float">
            <text:p>12.872168</text:p>
          </table:table-cell>
          <table:table-cell table:style-name="ce24" office:value-type="float" office:value="0.0101" calcext:value-type="float">
            <text:p>0.0101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Boston</text:p>
          </table:table-cell>
          <table:table-cell table:style-name="ce24" office:value-type="float" office:value="71.8385816" calcext:value-type="float">
            <text:p>71.8385816</text:p>
          </table:table-cell>
          <table:table-cell table:style-name="ce24" office:value-type="float" office:value="7.193957" calcext:value-type="float">
            <text:p>7.193957</text:p>
          </table:table-cell>
          <table:table-cell table:style-name="ce24" office:value-type="float" office:value="0.1966664" calcext:value-type="float">
            <text:p>0.1966664</text:p>
          </table:table-cell>
          <table:table-cell table:style-name="ce24" office:value-type="float" office:value="1.5373677" calcext:value-type="float">
            <text:p>1.5373677</text:p>
          </table:table-cell>
          <table:table-cell table:style-name="ce24" office:value-type="float" office:value="0.714" calcext:value-type="float">
            <text:p>0.714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MNIST</text:p>
          </table:table-cell>
          <table:table-cell table:style-name="ce24" office:value-type="float" office:value="98.5193989" calcext:value-type="float">
            <text:p>98.5193989</text:p>
          </table:table-cell>
          <table:table-cell table:style-name="ce24" office:value-type="float" office:value="8.422298" calcext:value-type="float">
            <text:p>8.422298</text:p>
          </table:table-cell>
          <table:table-cell table:style-name="ce24" office:value-type="float" office:value="10.4041637" calcext:value-type="float">
            <text:p>10.4041637</text:p>
          </table:table-cell>
          <table:table-cell table:style-name="ce24" office:value-type="float" office:value="2.0602051" calcext:value-type="float">
            <text:p>2.0602051</text:p>
          </table:table-cell>
          <table:table-cell table:style-name="ce24" office:value-type="float" office:value="23.836" calcext:value-type="float">
            <text:p>23.836</text:p>
          </table:table-cell>
          <table:table-cell table:number-columns-repeated="4"/>
        </table:table-row>
        <table:table-row table:style-name="ro2" table:number-rows-repeated="30">
          <table:table-cell table:number-columns-repeated="10"/>
        </table:table-row>
        <table:table-row table:style-name="ro2">
          <table:table-cell table:number-columns-repeated="9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34:35.408172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7:14:03.845098339</meta:creation-date>
    <dc:date>2017-06-27T12:42:52.883538486</dc:date>
    <meta:editing-duration>PT1H43M46S</meta:editing-duration>
    <meta:editing-cycles>27</meta:editing-cycles>
    <meta:generator>LibreOffice/5.2.7.2$Linux_X86_64 LibreOffice_project/20$Build-2</meta:generator>
    <meta:document-statistic meta:table-count="9" meta:cell-count="17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6.149cm" svg:y="0.316cm" chart:style-name="ch2">
          <text:p>Peak Working Set</text:p>
        </chart:title>
        <chart:subtitle svg:x="4.045cm" svg:y="1.275cm" chart:style-name="ch3">
          <text:p>Peak RAM usage in Kilobytes, lower is better</text:p>
        </chart:subtitle>
        <chart:legend chart:legend-position="end" svg:x="12.266cm" svg:y="3.21cm" style:legend-expansion="high" chart:style-name="ch4"/>
        <chart:plot-area chart:style-name="ch5" table:cell-range-address="memory.A2:memory.F5" chart:data-source-has-labels="both" svg:x="0.32cm" svg:y="2.138cm" svg:width="11.626cm" svg:height="6.692cm">
          <chartooo:coordinate-region svg:x="1.867cm" svg:y="2.337cm" svg:width="10.079cm" svg:height="5.846cm"/>
          <chart:axis chart:dimension="x" chart:name="primary-x" chart:style-name="ch6" chartooo:axis-type="auto">
            <chartooo:date-scale/>
            <chart:categories table:cell-range-address="memory.A3:memory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ory.B3:memory.B5" chart:label-cell-address="memory.B2:memory.B2" chart:class="chart:bar">
            <chart:data-point chart:repeated="3"/>
          </chart:series>
          <chart:series chart:style-name="ch10" chart:values-cell-range-address="memory.C3:memory.C5" chart:label-cell-address="memory.C2:memory.C2" chart:class="chart:bar">
            <chart:data-point chart:repeated="3"/>
          </chart:series>
          <chart:series chart:style-name="ch11" chart:values-cell-range-address="memory.D3:memory.D5" chart:label-cell-address="memory.D2:memory.D2" chart:class="chart:bar">
            <chart:data-point chart:repeated="3"/>
          </chart:series>
          <chart:series chart:style-name="ch12" chart:values-cell-range-address="memory.E3:memory.E5" chart:label-cell-address="memory.E2:memory.E2" chart:class="chart:bar">
            <chart:data-point chart:repeated="3"/>
          </chart:series>
          <chart:series chart:style-name="ch13" chart:values-cell-range-address="memory.F3:memory.F5" chart:label-cell-address="memory.F2:memory.F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memory.B2:memory.B2</svg:desc>
                </draw:g>
              </table:table-cell>
              <table:table-cell office:value-type="string">
                <text:p>keras (Python w/ o)</text:p>
                <draw:g>
                  <svg:desc>memory.C2:memory.C2</svg:desc>
                </draw:g>
              </table:table-cell>
              <table:table-cell office:value-type="string">
                <text:p>gobrain (Go)</text:p>
                <draw:g>
                  <svg:desc>memory.D2:memory.D2</svg:desc>
                </draw:g>
              </table:table-cell>
              <table:table-cell office:value-type="string">
                <text:p>MATLAB</text:p>
                <draw:g>
                  <svg:desc>memory.E2:memory.E2</svg:desc>
                </draw:g>
              </table:table-cell>
              <table:table-cell office:value-type="string">
                <text:p>R (nnet)</text:p>
                <draw:g>
                  <svg:desc>memory.F2:memory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memory.A3:memory.A5</svg:desc>
                </draw:g>
              </table:table-cell>
              <table:table-cell office:value-type="float" office:value="41646.7">
                <text:p>41646.7</text:p>
                <draw:g>
                  <svg:desc>memory.B3:memory.B5</svg:desc>
                </draw:g>
              </table:table-cell>
              <table:table-cell office:value-type="float" office:value="92940.8">
                <text:p>92940.8</text:p>
                <draw:g>
                  <svg:desc>memory.C3:memory.C5</svg:desc>
                </draw:g>
              </table:table-cell>
              <table:table-cell office:value-type="float" office:value="7585.6">
                <text:p>7585.6</text:p>
                <draw:g>
                  <svg:desc>memory.D3:memory.D5</svg:desc>
                </draw:g>
              </table:table-cell>
              <table:table-cell office:value-type="float" office:value="379287.2">
                <text:p>379287.2</text:p>
                <draw:g>
                  <svg:desc>memory.E3:memory.E5</svg:desc>
                </draw:g>
              </table:table-cell>
              <table:table-cell office:value-type="float" office:value="47200.4">
                <text:p>47200.4</text:p>
                <draw:g>
                  <svg:desc>memory.F3:memory.F5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41586.6">
                <text:p>41586.6</text:p>
              </table:table-cell>
              <table:table-cell office:value-type="float" office:value="88374">
                <text:p>88374</text:p>
              </table:table-cell>
              <table:table-cell office:value-type="float" office:value="10237.2">
                <text:p>10237.2</text:p>
              </table:table-cell>
              <table:table-cell office:value-type="float" office:value="372494.4">
                <text:p>372494.4</text:p>
              </table:table-cell>
              <table:table-cell office:value-type="float" office:value="49254.4">
                <text:p>49254.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488250">
                <text:p>488250</text:p>
              </table:table-cell>
              <table:table-cell office:value-type="float" office:value="741540">
                <text:p>741540</text:p>
              </table:table-cell>
              <table:table-cell office:value-type="float" office:value="220134">
                <text:p>220134</text:p>
              </table:table-cell>
              <table:table-cell office:value-type="float" office:value="835342.4">
                <text:p>835342.4</text:p>
              </table:table-cell>
              <table:table-cell office:value-type="float" office:value="3118109.6">
                <text:p>311810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bar" chart:style-name="ch1">
        <chart:title svg:x="6.398cm" svg:y="0.315cm" chart:style-name="ch2">
          <text:p>Total CPU Time</text:p>
        </chart:title>
        <chart:subtitle svg:x="5.684cm" svg:y="1.273cm" chart:style-name="ch3">
          <text:p>in seconds, lower is better</text:p>
        </chart:subtitle>
        <chart:legend chart:legend-position="end" svg:x="12.261cm" svg:y="3.201cm" style:legend-expansion="high" chart:style-name="ch4"/>
        <chart:plot-area chart:style-name="ch5" table:cell-range-address="cpu.A1:cpu.F4" chart:data-source-has-labels="both" svg:x="0.32cm" svg:y="2.135cm" svg:width="11.621cm" svg:height="6.679cm">
          <chartooo:coordinate-region svg:x="1.127cm" svg:y="2.335cm" svg:width="10.814cm" svg:height="5.832cm"/>
          <chart:axis chart:dimension="x" chart:name="primary-x" chart:style-name="ch6" chartooo:axis-type="auto">
            <chartooo:date-scale/>
            <chart:categories table:cell-range-address="cpu.A2:cpu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2:cpu.B4" chart:label-cell-address="cpu.B1:cpu.B1" chart:class="chart:bar">
            <chart:data-point chart:repeated="3"/>
          </chart:series>
          <chart:series chart:style-name="ch10" chart:values-cell-range-address="cpu.C2:cpu.C4" chart:label-cell-address="cpu.C1:cpu.C1" chart:class="chart:bar">
            <chart:data-point chart:repeated="3"/>
          </chart:series>
          <chart:series chart:style-name="ch11" chart:values-cell-range-address="cpu.D2:cpu.D4" chart:label-cell-address="cpu.D1:cpu.D1" chart:class="chart:bar">
            <chart:data-point chart:repeated="3"/>
          </chart:series>
          <chart:series chart:style-name="ch12" chart:values-cell-range-address="cpu.E2:cpu.E4" chart:label-cell-address="cpu.E1:cpu.E1" chart:class="chart:bar">
            <chart:data-point chart:repeated="3"/>
          </chart:series>
          <chart:series chart:style-name="ch13" chart:values-cell-range-address="cpu.F2:cpu.F4" chart:label-cell-address="cpu.F1:cpu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1:cpu.B1</svg:desc>
                </draw:g>
              </table:table-cell>
              <table:table-cell office:value-type="string">
                <text:p>keras (Python w/ o)</text:p>
                <draw:g>
                  <svg:desc>cpu.C1:cpu.C1</svg:desc>
                </draw:g>
              </table:table-cell>
              <table:table-cell office:value-type="string">
                <text:p>gobrain (Go)</text:p>
                <draw:g>
                  <svg:desc>cpu.D1:cpu.D1</svg:desc>
                </draw:g>
              </table:table-cell>
              <table:table-cell office:value-type="string">
                <text:p>MATLAB</text:p>
                <draw:g>
                  <svg:desc>cpu.E1:cpu.E1</svg:desc>
                </draw:g>
              </table:table-cell>
              <table:table-cell office:value-type="string">
                <text:p>R (nnet)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2:cpu.A4</svg:desc>
                </draw:g>
              </table:table-cell>
              <table:table-cell office:value-type="float" office:value="52.3699">
                <text:p>52.3699</text:p>
                <draw:g>
                  <svg:desc>cpu.B2:cpu.B4</svg:desc>
                </draw:g>
              </table:table-cell>
              <table:table-cell office:value-type="float" office:value="11.0341">
                <text:p>11.0341</text:p>
                <draw:g>
                  <svg:desc>cpu.C2:cpu.C4</svg:desc>
                </draw:g>
              </table:table-cell>
              <table:table-cell office:value-type="float" office:value="0.02">
                <text:p>0.02</text:p>
                <draw:g>
                  <svg:desc>cpu.D2:cpu.D4</svg:desc>
                </draw:g>
              </table:table-cell>
              <table:table-cell office:value-type="float" office:value="20.9465">
                <text:p>20.9465</text:p>
                <draw:g>
                  <svg:desc>cpu.E2:cpu.E4</svg:desc>
                </draw:g>
              </table:table-cell>
              <table:table-cell office:value-type="float" office:value="0.2908">
                <text:p>0.2908</text:p>
                <draw:g>
                  <svg:desc>cpu.F2:cpu.F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2617">
                <text:p>71.2617</text:p>
              </table:table-cell>
              <table:table-cell office:value-type="float" office:value="7.0292">
                <text:p>7.0292</text:p>
              </table:table-cell>
              <table:table-cell office:value-type="float" office:value="0.1965">
                <text:p>0.1965</text:p>
              </table:table-cell>
              <table:table-cell office:value-type="float" office:value="10.0247">
                <text:p>10.024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118.9241">
                <text:p>118.9241</text:p>
              </table:table-cell>
              <table:table-cell office:value-type="float" office:value="18.1779">
                <text:p>18.1779</text:p>
              </table:table-cell>
              <table:table-cell office:value-type="float" office:value="15.9151">
                <text:p>15.9151</text:p>
              </table:table-cell>
              <table:table-cell office:value-type="float" office:value="10.2934">
                <text:p>10.2934</text:p>
              </table:table-cell>
              <table:table-cell office:value-type="float" office:value="31.7006">
                <text:p>31.7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Total CPU Cycles</text:p>
        </chart:title>
        <chart:subtitle svg:x="5.178cm" svg:y="1.275cm" chart:style-name="ch3">
          <text:p>Billions of cycles, lower is better</text:p>
        </chart:subtitle>
        <chart:legend chart:legend-position="end" svg:x="12.255cm" svg:y="3.205cm" style:legend-expansion="high" chart:style-name="ch4"/>
        <chart:plot-area chart:style-name="ch5" table:cell-range-address="cpu.A7:cpu.F10" chart:data-source-has-labels="both" svg:x="0.32cm" svg:y="2.138cm" svg:width="11.615cm" svg:height="6.682cm">
          <chartooo:coordinate-region svg:x="1.127cm" svg:y="2.337cm" svg:width="10.808cm" svg:height="5.836cm"/>
          <chart:axis chart:dimension="x" chart:name="primary-x" chart:style-name="ch6" chartooo:axis-type="auto">
            <chartooo:date-scale/>
            <chart:categories table:cell-range-address="cpu.A8:cpu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8:cpu.B10" chart:label-cell-address="cpu.B7:cpu.B7" chart:class="chart:bar">
            <chart:data-point chart:repeated="3"/>
          </chart:series>
          <chart:series chart:style-name="ch10" chart:values-cell-range-address="cpu.C8:cpu.C10" chart:label-cell-address="cpu.C7:cpu.C7" chart:class="chart:bar">
            <chart:data-point chart:repeated="3"/>
          </chart:series>
          <chart:series chart:style-name="ch11" chart:values-cell-range-address="cpu.D8:cpu.D10" chart:label-cell-address="cpu.D7:cpu.D7" chart:class="chart:bar">
            <chart:data-point chart:repeated="3"/>
          </chart:series>
          <chart:series chart:style-name="ch12" chart:values-cell-range-address="cpu.E8:cpu.E10" chart:label-cell-address="cpu.E7:cpu.E7" chart:class="chart:bar">
            <chart:data-point chart:repeated="3"/>
          </chart:series>
          <chart:series chart:style-name="ch13" chart:values-cell-range-address="cpu.F8:cpu.F10" chart:label-cell-address="cpu.F7:cpu.F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7:cpu.B7</svg:desc>
                </draw:g>
              </table:table-cell>
              <table:table-cell office:value-type="string">
                <text:p>keras (Python w/ o)</text:p>
                <draw:g>
                  <svg:desc>cpu.C7:cpu.C7</svg:desc>
                </draw:g>
              </table:table-cell>
              <table:table-cell office:value-type="string">
                <text:p>gobrain (Go)</text:p>
                <draw:g>
                  <svg:desc>cpu.D7:cpu.D7</svg:desc>
                </draw:g>
              </table:table-cell>
              <table:table-cell office:value-type="string">
                <text:p>MATLAB</text:p>
                <draw:g>
                  <svg:desc>cpu.E7:cpu.E7</svg:desc>
                </draw:g>
              </table:table-cell>
              <table:table-cell office:value-type="string">
                <text:p>R (nnet)</text:p>
                <draw:g>
                  <svg:desc>cpu.F7:cpu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8:cpu.A10</svg:desc>
                </draw:g>
              </table:table-cell>
              <table:table-cell office:value-type="float" office:value="166">
                <text:p>166</text:p>
                <draw:g>
                  <svg:desc>cpu.B8:cpu.B10</svg:desc>
                </draw:g>
              </table:table-cell>
              <table:table-cell office:value-type="float" office:value="34.6">
                <text:p>34.6</text:p>
                <draw:g>
                  <svg:desc>cpu.C8:cpu.C10</svg:desc>
                </draw:g>
              </table:table-cell>
              <table:table-cell office:value-type="float" office:value="0.0614">
                <text:p>0.0614</text:p>
                <draw:g>
                  <svg:desc>cpu.D8:cpu.D10</svg:desc>
                </draw:g>
              </table:table-cell>
              <table:table-cell office:value-type="float" office:value="66.6">
                <text:p>66.6</text:p>
                <draw:g>
                  <svg:desc>cpu.E8:cpu.E10</svg:desc>
                </draw:g>
              </table:table-cell>
              <table:table-cell office:value-type="float" office:value="0.8906">
                <text:p>0.8906</text:p>
                <draw:g>
                  <svg:desc>cpu.F8:cpu.F10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225.9">
                <text:p>225.9</text:p>
              </table:table-cell>
              <table:table-cell office:value-type="float" office:value="21.8">
                <text:p>21.8</text:p>
              </table:table-cell>
              <table:table-cell office:value-type="float" office:value="0.6043">
                <text:p>0.6043</text:p>
              </table:table-cell>
              <table:table-cell office:value-type="float" office:value="31.6">
                <text:p>31.6</text:p>
              </table:table-cell>
              <table:table-cell office:value-type="float" office:value="3.0039">
                <text:p>3.0039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379">
                <text:p>379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32.4">
                <text:p>32.4</text:p>
              </table:table-cell>
              <table:table-cell office:value-type="float" office:value="101.6">
                <text:p>10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bar" chart:style-name="ch1">
        <chart:title svg:x="6.65cm" svg:y="0.316cm" chart:style-name="ch2">
          <text:p>Training time</text:p>
        </chart:title>
        <chart:subtitle svg:x="6.993cm" svg:y="1.275cm" chart:style-name="ch3">
          <text:p>in seconds</text:p>
        </chart:subtitle>
        <chart:legend chart:legend-position="end" svg:x="12.262cm" svg:y="3.21cm" style:legend-expansion="high" chart:style-name="ch4"/>
        <chart:plot-area chart:style-name="ch5" table:cell-range-address="ttime.A1:ttime.F4" chart:data-source-has-labels="both" svg:x="0.32cm" svg:y="2.138cm" svg:width="11.622cm" svg:height="6.692cm">
          <chartooo:coordinate-region svg:x="1.127cm" svg:y="2.337cm" svg:width="10.815cm" svg:height="5.846cm"/>
          <chart:axis chart:dimension="x" chart:name="primary-x" chart:style-name="ch6" chartooo:axis-type="auto">
            <chartooo:date-scale/>
            <chart:categories table:cell-range-address="ttime.A2:ttime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time.B2:ttime.B4" chart:label-cell-address="ttime.B1:ttime.B1" chart:class="chart:bar">
            <chart:data-point chart:repeated="3"/>
          </chart:series>
          <chart:series chart:style-name="ch10" chart:values-cell-range-address="ttime.C2:ttime.C4" chart:label-cell-address="ttime.C1:ttime.C1" chart:class="chart:bar">
            <chart:data-point chart:repeated="3"/>
          </chart:series>
          <chart:series chart:style-name="ch11" chart:values-cell-range-address="ttime.D2:ttime.D4" chart:label-cell-address="ttime.D1:ttime.D1" chart:class="chart:bar">
            <chart:data-point chart:repeated="3"/>
          </chart:series>
          <chart:series chart:style-name="ch12" chart:values-cell-range-address="ttime.E2:ttime.E4" chart:label-cell-address="ttime.E1:ttime.E1" chart:class="chart:bar">
            <chart:data-point chart:repeated="3"/>
          </chart:series>
          <chart:series chart:style-name="ch13" chart:values-cell-range-address="ttime.F2:ttime.F4" chart:label-cell-address="ttime.F1:ttime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ttime.B1:ttime.B1</svg:desc>
                </draw:g>
              </table:table-cell>
              <table:table-cell office:value-type="string">
                <text:p>keras (Python w/ o)</text:p>
                <draw:g>
                  <svg:desc>ttime.C1:ttime.C1</svg:desc>
                </draw:g>
              </table:table-cell>
              <table:table-cell office:value-type="string">
                <text:p>gobrain (Go)</text:p>
                <draw:g>
                  <svg:desc>ttime.D1:ttime.D1</svg:desc>
                </draw:g>
              </table:table-cell>
              <table:table-cell office:value-type="string">
                <text:p>MATLAB</text:p>
                <draw:g>
                  <svg:desc>ttime.E1:ttime.E1</svg:desc>
                </draw:g>
              </table:table-cell>
              <table:table-cell office:value-type="string">
                <text:p>R (nnet)</text:p>
                <draw:g>
                  <svg:desc>ttime.F1:t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ttime.A2:ttime.A4</svg:desc>
                </draw:g>
              </table:table-cell>
              <table:table-cell office:value-type="float" office:value="52.9548774">
                <text:p>52.9548774</text:p>
                <draw:g>
                  <svg:desc>ttime.B2:ttime.B4</svg:desc>
                </draw:g>
              </table:table-cell>
              <table:table-cell office:value-type="float" office:value="10.9612396">
                <text:p>10.9612396</text:p>
                <draw:g>
                  <svg:desc>ttime.C2:ttime.C4</svg:desc>
                </draw:g>
              </table:table-cell>
              <table:table-cell office:value-type="float" office:value="0.01464165">
                <text:p>0.01464165</text:p>
                <draw:g>
                  <svg:desc>ttime.D2:ttime.D4</svg:desc>
                </draw:g>
              </table:table-cell>
              <table:table-cell office:value-type="float" office:value="12.872168">
                <text:p>12.872168</text:p>
                <draw:g>
                  <svg:desc>ttime.E2:ttime.E4</svg:desc>
                </draw:g>
              </table:table-cell>
              <table:table-cell office:value-type="float" office:value="0.0101">
                <text:p>0.0101</text:p>
                <draw:g>
                  <svg:desc>ttime.F2:ttime.F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8385816">
                <text:p>71.8385816</text:p>
              </table:table-cell>
              <table:table-cell office:value-type="float" office:value="7.193957">
                <text:p>7.193957</text:p>
              </table:table-cell>
              <table:table-cell office:value-type="float" office:value="0.1966664">
                <text:p>0.1966664</text:p>
              </table:table-cell>
              <table:table-cell office:value-type="float" office:value="1.5373677">
                <text:p>1.5373677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98.5193989">
                <text:p>98.5193989</text:p>
              </table:table-cell>
              <table:table-cell office:value-type="float" office:value="8.422298">
                <text:p>8.422298</text:p>
              </table:table-cell>
              <table:table-cell office:value-type="float" office:value="10.4041637">
                <text:p>10.4041637</text:p>
              </table:table-cell>
              <table:table-cell office:value-type="float" office:value="2.0602051">
                <text:p>2.0602051</text:p>
              </table:table-cell>
              <table:table-cell office:value-type="float" office:value="23.836">
                <text:p>23.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